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LTT</text:p>
          </table:table-cell>
          <table:table-cell office:value-type="string" calcext:value-type="string">
            <text:p>O16_D</text:p>
          </table:table-cell>
          <table:table-cell office:value-type="string" calcext:value-type="string">
            <text:p>O16_T</text:p>
          </table:table-cell>
          <table:table-cell office:value-type="string" calcext:value-type="string">
            <text:p>O16_1_D</text:p>
          </table:table-cell>
          <table:table-cell office:value-type="string" calcext:value-type="string">
            <text:p>O16_1_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.0651" calcext:value-type="float">
            <text:p>76.0651</text:p>
          </table:table-cell>
          <table:table-cell office:value-type="float" office:value="73.0011" calcext:value-type="float">
            <text:p>73.0011</text:p>
          </table:table-cell>
          <table:table-cell office:value-type="float" office:value="78.6102" calcext:value-type="float">
            <text:p>78.6102</text:p>
          </table:table-cell>
          <table:table-cell office:value-type="float" office:value="78.2874" calcext:value-type="float">
            <text:p>78.2874</text:p>
          </table:table-cell>
          <table:table-cell office:value-type="float" office:value="74.5793" calcext:value-type="float">
            <text:p>74.5793</text:p>
          </table:table-cell>
          <table:table-cell office:value-type="float" office:value="73.6724" calcext:value-type="float">
            <text:p>73.6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.0069" calcext:value-type="float">
            <text:p>76.0069</text:p>
          </table:table-cell>
          <table:table-cell office:value-type="float" office:value="73.1261" calcext:value-type="float">
            <text:p>73.1261</text:p>
          </table:table-cell>
          <table:table-cell office:value-type="float" office:value="212.555" calcext:value-type="float">
            <text:p>212.555</text:p>
          </table:table-cell>
          <table:table-cell office:value-type="float" office:value="149.164" calcext:value-type="float">
            <text:p>149.164</text:p>
          </table:table-cell>
          <table:table-cell office:value-type="float" office:value="75.939" calcext:value-type="float">
            <text:p>75.939</text:p>
          </table:table-cell>
          <table:table-cell office:value-type="float" office:value="74.1816" calcext:value-type="float">
            <text:p>74.1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.0532" calcext:value-type="float">
            <text:p>75.0532</text:p>
          </table:table-cell>
          <table:table-cell office:value-type="float" office:value="73.4028" calcext:value-type="float">
            <text:p>73.4028</text:p>
          </table:table-cell>
          <table:table-cell office:value-type="float" office:value="300.226" calcext:value-type="float">
            <text:p>300.226</text:p>
          </table:table-cell>
          <table:table-cell office:value-type="float" office:value="226.595" calcext:value-type="float">
            <text:p>226.595</text:p>
          </table:table-cell>
          <table:table-cell office:value-type="float" office:value="74.5353" calcext:value-type="float">
            <text:p>74.5353</text:p>
          </table:table-cell>
          <table:table-cell office:value-type="float" office:value="74.526" calcext:value-type="float">
            <text:p>74.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1148" calcext:value-type="float">
            <text:p>79.1148</text:p>
          </table:table-cell>
          <table:table-cell office:value-type="float" office:value="72.9673" calcext:value-type="float">
            <text:p>72.9673</text:p>
          </table:table-cell>
          <table:table-cell office:value-type="float" office:value="449.628" calcext:value-type="float">
            <text:p>449.628</text:p>
          </table:table-cell>
          <table:table-cell office:value-type="float" office:value="255.524" calcext:value-type="float">
            <text:p>255.524</text:p>
          </table:table-cell>
          <table:table-cell office:value-type="float" office:value="75.0515" calcext:value-type="float">
            <text:p>75.0515</text:p>
          </table:table-cell>
          <table:table-cell office:value-type="float" office:value="75.0419" calcext:value-type="float">
            <text:p>75.0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8429" calcext:value-type="float">
            <text:p>79.8429</text:p>
          </table:table-cell>
          <table:table-cell office:value-type="float" office:value="73.1689" calcext:value-type="float">
            <text:p>73.1689</text:p>
          </table:table-cell>
          <table:table-cell office:value-type="float" office:value="673.383" calcext:value-type="float">
            <text:p>673.383</text:p>
          </table:table-cell>
          <table:table-cell office:value-type="float" office:value="218.095" calcext:value-type="float">
            <text:p>218.095</text:p>
          </table:table-cell>
          <table:table-cell office:value-type="float" office:value="75.5639" calcext:value-type="float">
            <text:p>75.5639</text:p>
          </table:table-cell>
          <table:table-cell office:value-type="float" office:value="75.5558" calcext:value-type="float">
            <text:p>75.5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.9401" calcext:value-type="float">
            <text:p>75.9401</text:p>
          </table:table-cell>
          <table:table-cell office:value-type="float" office:value="73.9799" calcext:value-type="float">
            <text:p>73.9799</text:p>
          </table:table-cell>
          <table:table-cell office:value-type="float" office:value="79.7954" calcext:value-type="float">
            <text:p>79.7954</text:p>
          </table:table-cell>
          <table:table-cell office:value-type="float" office:value="79.7638" calcext:value-type="float">
            <text:p>79.7638</text:p>
          </table:table-cell>
          <table:table-cell office:value-type="float" office:value="76.0944" calcext:value-type="float">
            <text:p>76.0944</text:p>
          </table:table-cell>
          <table:table-cell office:value-type="float" office:value="76.0829" calcext:value-type="float">
            <text:p>76.08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.6495" calcext:value-type="float">
            <text:p>76.6495</text:p>
          </table:table-cell>
          <table:table-cell office:value-type="float" office:value="74.4077" calcext:value-type="float">
            <text:p>74.4077</text:p>
          </table:table-cell>
          <table:table-cell office:value-type="float" office:value="80.4235" calcext:value-type="float">
            <text:p>80.4235</text:p>
          </table:table-cell>
          <table:table-cell office:value-type="float" office:value="80.4101" calcext:value-type="float">
            <text:p>80.4101</text:p>
          </table:table-cell>
          <table:table-cell office:value-type="float" office:value="76.6425" calcext:value-type="float">
            <text:p>76.6425</text:p>
          </table:table-cell>
          <table:table-cell office:value-type="float" office:value="76.6307" calcext:value-type="float">
            <text:p>76.6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3744" calcext:value-type="float">
            <text:p>79.3744</text:p>
          </table:table-cell>
          <table:table-cell office:value-type="float" office:value="75.1258" calcext:value-type="float">
            <text:p>75.1258</text:p>
          </table:table-cell>
          <table:table-cell office:value-type="float" office:value="129.939" calcext:value-type="float">
            <text:p>129.939</text:p>
          </table:table-cell>
          <table:table-cell office:value-type="float" office:value="87.5938" calcext:value-type="float">
            <text:p>87.5938</text:p>
          </table:table-cell>
          <table:table-cell office:value-type="float" office:value="77.2392" calcext:value-type="float">
            <text:p>77.2392</text:p>
          </table:table-cell>
          <table:table-cell office:value-type="float" office:value="77.225" calcext:value-type="float">
            <text:p>77.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.7474" calcext:value-type="float">
            <text:p>81.7474</text:p>
          </table:table-cell>
          <table:table-cell office:value-type="float" office:value="75.3676" calcext:value-type="float">
            <text:p>75.3676</text:p>
          </table:table-cell>
          <table:table-cell office:value-type="float" office:value="82.3805" calcext:value-type="float">
            <text:p>82.3805</text:p>
          </table:table-cell>
          <table:table-cell office:value-type="float" office:value="82.1912" calcext:value-type="float">
            <text:p>82.1912</text:p>
          </table:table-cell>
          <table:table-cell office:value-type="float" office:value="77.8061" calcext:value-type="float">
            <text:p>77.8061</text:p>
          </table:table-cell>
          <table:table-cell office:value-type="float" office:value="77.7912" calcext:value-type="float">
            <text:p>77.79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.3826" calcext:value-type="float">
            <text:p>79.3826</text:p>
          </table:table-cell>
          <table:table-cell office:value-type="float" office:value="75.3768" calcext:value-type="float">
            <text:p>75.3768</text:p>
          </table:table-cell>
          <table:table-cell office:value-type="float" office:value="82.25" calcext:value-type="float">
            <text:p>82.25</text:p>
          </table:table-cell>
          <table:table-cell office:value-type="float" office:value="82.2644" calcext:value-type="float">
            <text:p>82.2644</text:p>
          </table:table-cell>
          <table:table-cell office:value-type="float" office:value="78.4072" calcext:value-type="float">
            <text:p>78.4072</text:p>
          </table:table-cell>
          <table:table-cell office:value-type="float" office:value="78.3909" calcext:value-type="float">
            <text:p>78.3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4993" calcext:value-type="float">
            <text:p>79.4993</text:p>
          </table:table-cell>
          <table:table-cell office:value-type="float" office:value="75.6409" calcext:value-type="float">
            <text:p>75.6409</text:p>
          </table:table-cell>
          <table:table-cell office:value-type="float" office:value="82.6737" calcext:value-type="float">
            <text:p>82.6737</text:p>
          </table:table-cell>
          <table:table-cell office:value-type="float" office:value="82.6696" calcext:value-type="float">
            <text:p>82.6696</text:p>
          </table:table-cell>
          <table:table-cell office:value-type="float" office:value="79.0127" calcext:value-type="float">
            <text:p>79.0127</text:p>
          </table:table-cell>
          <table:table-cell office:value-type="float" office:value="78.998" calcext:value-type="float">
            <text:p>78.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.2163" calcext:value-type="float">
            <text:p>80.2163</text:p>
          </table:table-cell>
          <table:table-cell office:value-type="float" office:value="75.7347" calcext:value-type="float">
            <text:p>75.7347</text:p>
          </table:table-cell>
          <table:table-cell office:value-type="float" office:value="83.443" calcext:value-type="float">
            <text:p>83.443</text:p>
          </table:table-cell>
          <table:table-cell office:value-type="float" office:value="83.4148" calcext:value-type="float">
            <text:p>83.4148</text:p>
          </table:table-cell>
          <table:table-cell office:value-type="float" office:value="79.61" calcext:value-type="float">
            <text:p>79.61</text:p>
          </table:table-cell>
          <table:table-cell office:value-type="float" office:value="79.5914" calcext:value-type="float">
            <text:p>79.59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.6548" calcext:value-type="float">
            <text:p>81.6548</text:p>
          </table:table-cell>
          <table:table-cell office:value-type="float" office:value="76.1263" calcext:value-type="float">
            <text:p>76.1263</text:p>
          </table:table-cell>
          <table:table-cell office:value-type="float" office:value="84.236" calcext:value-type="float">
            <text:p>84.236</text:p>
          </table:table-cell>
          <table:table-cell office:value-type="float" office:value="84.2178" calcext:value-type="float">
            <text:p>84.2178</text:p>
          </table:table-cell>
          <table:table-cell office:value-type="float" office:value="80.2782" calcext:value-type="float">
            <text:p>80.2782</text:p>
          </table:table-cell>
          <table:table-cell office:value-type="float" office:value="80.2579" calcext:value-type="float">
            <text:p>80.25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1616" calcext:value-type="float">
            <text:p>81.1616</text:p>
          </table:table-cell>
          <table:table-cell office:value-type="float" office:value="74.9285" calcext:value-type="float">
            <text:p>74.9285</text:p>
          </table:table-cell>
          <table:table-cell office:value-type="float" office:value="84.9511" calcext:value-type="float">
            <text:p>84.9511</text:p>
          </table:table-cell>
          <table:table-cell office:value-type="float" office:value="84.934" calcext:value-type="float">
            <text:p>84.934</text:p>
          </table:table-cell>
          <table:table-cell office:value-type="float" office:value="80.923" calcext:value-type="float">
            <text:p>80.923</text:p>
          </table:table-cell>
          <table:table-cell office:value-type="float" office:value="80.9019" calcext:value-type="float">
            <text:p>80.90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4533" calcext:value-type="float">
            <text:p>82.4533</text:p>
          </table:table-cell>
          <table:table-cell office:value-type="float" office:value="75.2355" calcext:value-type="float">
            <text:p>75.2355</text:p>
          </table:table-cell>
          <table:table-cell office:value-type="float" office:value="85.7372" calcext:value-type="float">
            <text:p>85.7372</text:p>
          </table:table-cell>
          <table:table-cell office:value-type="float" office:value="85.7351" calcext:value-type="float">
            <text:p>85.7351</text:p>
          </table:table-cell>
          <table:table-cell office:value-type="float" office:value="81.6214" calcext:value-type="float">
            <text:p>81.6214</text:p>
          </table:table-cell>
          <table:table-cell office:value-type="float" office:value="81.5972" calcext:value-type="float">
            <text:p>81.59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.0602" calcext:value-type="float">
            <text:p>85.0602</text:p>
          </table:table-cell>
          <table:table-cell office:value-type="float" office:value="75.5231" calcext:value-type="float">
            <text:p>75.5231</text:p>
          </table:table-cell>
          <table:table-cell office:value-type="float" office:value="86.607" calcext:value-type="float">
            <text:p>86.607</text:p>
          </table:table-cell>
          <table:table-cell office:value-type="float" office:value="86.5529" calcext:value-type="float">
            <text:p>86.5529</text:p>
          </table:table-cell>
          <table:table-cell office:value-type="float" office:value="82.2958" calcext:value-type="float">
            <text:p>82.2958</text:p>
          </table:table-cell>
          <table:table-cell office:value-type="float" office:value="82.2654" calcext:value-type="float">
            <text:p>82.26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.3799" calcext:value-type="float">
            <text:p>85.3799</text:p>
          </table:table-cell>
          <table:table-cell office:value-type="float" office:value="76.873" calcext:value-type="float">
            <text:p>76.873</text:p>
          </table:table-cell>
          <table:table-cell office:value-type="float" office:value="87.4663" calcext:value-type="float">
            <text:p>87.4663</text:p>
          </table:table-cell>
          <table:table-cell office:value-type="float" office:value="87.4076" calcext:value-type="float">
            <text:p>87.4076</text:p>
          </table:table-cell>
          <table:table-cell office:value-type="float" office:value="83.0177" calcext:value-type="float">
            <text:p>83.0177</text:p>
          </table:table-cell>
          <table:table-cell office:value-type="float" office:value="82.9857" calcext:value-type="float">
            <text:p>82.98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.2227" calcext:value-type="float">
            <text:p>85.2227</text:p>
          </table:table-cell>
          <table:table-cell office:value-type="float" office:value="77.2372" calcext:value-type="float">
            <text:p>77.2372</text:p>
          </table:table-cell>
          <table:table-cell office:value-type="float" office:value="88.3774" calcext:value-type="float">
            <text:p>88.3774</text:p>
          </table:table-cell>
          <table:table-cell office:value-type="float" office:value="88.2716" calcext:value-type="float">
            <text:p>88.2716</text:p>
          </table:table-cell>
          <table:table-cell office:value-type="float" office:value="83.7578" calcext:value-type="float">
            <text:p>83.7578</text:p>
          </table:table-cell>
          <table:table-cell office:value-type="float" office:value="83.7204" calcext:value-type="float">
            <text:p>83.72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.9951" calcext:value-type="float">
            <text:p>86.9951</text:p>
          </table:table-cell>
          <table:table-cell office:value-type="float" office:value="77.8499" calcext:value-type="float">
            <text:p>77.8499</text:p>
          </table:table-cell>
          <table:table-cell office:value-type="float" office:value="89.1811" calcext:value-type="float">
            <text:p>89.1811</text:p>
          </table:table-cell>
          <table:table-cell office:value-type="float" office:value="89.1738" calcext:value-type="float">
            <text:p>89.1738</text:p>
          </table:table-cell>
          <table:table-cell office:value-type="float" office:value="84.5227" calcext:value-type="float">
            <text:p>84.5227</text:p>
          </table:table-cell>
          <table:table-cell office:value-type="float" office:value="84.4803" calcext:value-type="float">
            <text:p>84.48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.5308" calcext:value-type="float">
            <text:p>87.5308</text:p>
          </table:table-cell>
          <table:table-cell office:value-type="float" office:value="78.4388" calcext:value-type="float">
            <text:p>78.4388</text:p>
          </table:table-cell>
          <table:table-cell office:value-type="float" office:value="186.287" calcext:value-type="float">
            <text:p>186.287</text:p>
          </table:table-cell>
          <table:table-cell office:value-type="float" office:value="132.15" calcext:value-type="float">
            <text:p>132.15</text:p>
          </table:table-cell>
          <table:table-cell office:value-type="float" office:value="85.3319" calcext:value-type="float">
            <text:p>85.3319</text:p>
          </table:table-cell>
          <table:table-cell office:value-type="float" office:value="85.2805" calcext:value-type="float">
            <text:p>85.2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.0009" calcext:value-type="float">
            <text:p>89.0009</text:p>
          </table:table-cell>
          <table:table-cell office:value-type="float" office:value="77.9613" calcext:value-type="float">
            <text:p>77.9613</text:p>
          </table:table-cell>
          <table:table-cell office:value-type="float" office:value="230.781" calcext:value-type="float">
            <text:p>230.781</text:p>
          </table:table-cell>
          <table:table-cell office:value-type="float" office:value="160.469" calcext:value-type="float">
            <text:p>160.469</text:p>
          </table:table-cell>
          <table:table-cell office:value-type="float" office:value="86.1518" calcext:value-type="float">
            <text:p>86.1518</text:p>
          </table:table-cell>
          <table:table-cell office:value-type="float" office:value="86.0931" calcext:value-type="float">
            <text:p>86.09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.4664" calcext:value-type="float">
            <text:p>91.4664</text:p>
          </table:table-cell>
          <table:table-cell office:value-type="float" office:value="79.2062" calcext:value-type="float">
            <text:p>79.2062</text:p>
          </table:table-cell>
          <table:table-cell office:value-type="float" office:value="311.04" calcext:value-type="float">
            <text:p>311.04</text:p>
          </table:table-cell>
          <table:table-cell office:value-type="float" office:value="188.292" calcext:value-type="float">
            <text:p>188.292</text:p>
          </table:table-cell>
          <table:table-cell office:value-type="float" office:value="86.9811" calcext:value-type="float">
            <text:p>86.9811</text:p>
          </table:table-cell>
          <table:table-cell office:value-type="float" office:value="86.9096" calcext:value-type="float">
            <text:p>86.90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.0893" calcext:value-type="float">
            <text:p>93.0893</text:p>
          </table:table-cell>
          <table:table-cell office:value-type="float" office:value="79.65" calcext:value-type="float">
            <text:p>79.65</text:p>
          </table:table-cell>
          <table:table-cell office:value-type="float" office:value="508.376" calcext:value-type="float">
            <text:p>508.376</text:p>
          </table:table-cell>
          <table:table-cell office:value-type="float" office:value="211.688" calcext:value-type="float">
            <text:p>211.688</text:p>
          </table:table-cell>
          <table:table-cell office:value-type="float" office:value="87.8539" calcext:value-type="float">
            <text:p>87.8539</text:p>
          </table:table-cell>
          <table:table-cell office:value-type="float" office:value="87.7654" calcext:value-type="float">
            <text:p>87.76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.5008" calcext:value-type="float">
            <text:p>93.5008</text:p>
          </table:table-cell>
          <table:table-cell office:value-type="float" office:value="80.614" calcext:value-type="float">
            <text:p>80.614</text:p>
          </table:table-cell>
          <table:table-cell office:value-type="float" office:value="142.808" calcext:value-type="float">
            <text:p>142.808</text:p>
          </table:table-cell>
          <table:table-cell office:value-type="float" office:value="122.007" calcext:value-type="float">
            <text:p>122.007</text:p>
          </table:table-cell>
          <table:table-cell office:value-type="float" office:value="88.7496" calcext:value-type="float">
            <text:p>88.7496</text:p>
          </table:table-cell>
          <table:table-cell office:value-type="float" office:value="88.643" calcext:value-type="float">
            <text:p>88.6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979" calcext:value-type="float">
            <text:p>91.979</text:p>
          </table:table-cell>
          <table:table-cell office:value-type="float" office:value="80.9274" calcext:value-type="float">
            <text:p>80.9274</text:p>
          </table:table-cell>
          <table:table-cell office:value-type="float" office:value="150.692" calcext:value-type="float">
            <text:p>150.692</text:p>
          </table:table-cell>
          <table:table-cell office:value-type="float" office:value="126.886" calcext:value-type="float">
            <text:p>126.886</text:p>
          </table:table-cell>
          <table:table-cell office:value-type="float" office:value="89.7108" calcext:value-type="float">
            <text:p>89.7108</text:p>
          </table:table-cell>
          <table:table-cell office:value-type="float" office:value="89.5658" calcext:value-type="float">
            <text:p>89.56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.7114" calcext:value-type="float">
            <text:p>93.7114</text:p>
          </table:table-cell>
          <table:table-cell office:value-type="float" office:value="81.8644" calcext:value-type="float">
            <text:p>81.8644</text:p>
          </table:table-cell>
          <table:table-cell office:value-type="float" office:value="161.253" calcext:value-type="float">
            <text:p>161.253</text:p>
          </table:table-cell>
          <table:table-cell office:value-type="float" office:value="132.92" calcext:value-type="float">
            <text:p>132.92</text:p>
          </table:table-cell>
          <table:table-cell office:value-type="float" office:value="90.7551" calcext:value-type="float">
            <text:p>90.7551</text:p>
          </table:table-cell>
          <table:table-cell office:value-type="float" office:value="90.5542" calcext:value-type="float">
            <text:p>90.5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.5206" calcext:value-type="float">
            <text:p>93.5206</text:p>
          </table:table-cell>
          <table:table-cell office:value-type="float" office:value="82.499" calcext:value-type="float">
            <text:p>82.499</text:p>
          </table:table-cell>
          <table:table-cell office:value-type="float" office:value="180.687" calcext:value-type="float">
            <text:p>180.687</text:p>
          </table:table-cell>
          <table:table-cell office:value-type="float" office:value="140.938" calcext:value-type="float">
            <text:p>140.938</text:p>
          </table:table-cell>
          <table:table-cell office:value-type="float" office:value="91.9003" calcext:value-type="float">
            <text:p>91.9003</text:p>
          </table:table-cell>
          <table:table-cell office:value-type="float" office:value="91.5798" calcext:value-type="float">
            <text:p>91.57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.5107" calcext:value-type="float">
            <text:p>95.5107</text:p>
          </table:table-cell>
          <table:table-cell office:value-type="float" office:value="83.7808" calcext:value-type="float">
            <text:p>83.7808</text:p>
          </table:table-cell>
          <table:table-cell office:value-type="float" office:value="208.532" calcext:value-type="float">
            <text:p>208.532</text:p>
          </table:table-cell>
          <table:table-cell office:value-type="float" office:value="152.85" calcext:value-type="float">
            <text:p>152.85</text:p>
          </table:table-cell>
          <table:table-cell office:value-type="float" office:value="93.2845" calcext:value-type="float">
            <text:p>93.2845</text:p>
          </table:table-cell>
          <table:table-cell office:value-type="float" office:value="92.618" calcext:value-type="float">
            <text:p>92.6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.7968" calcext:value-type="float">
            <text:p>97.7968</text:p>
          </table:table-cell>
          <table:table-cell office:value-type="float" office:value="84.6702" calcext:value-type="float">
            <text:p>84.6702</text:p>
          </table:table-cell>
          <table:table-cell office:value-type="float" office:value="361.924" calcext:value-type="float">
            <text:p>361.924</text:p>
          </table:table-cell>
          <table:table-cell office:value-type="float" office:value="225.075" calcext:value-type="float">
            <text:p>225.075</text:p>
          </table:table-cell>
          <table:table-cell office:value-type="float" office:value="95.1685" calcext:value-type="float">
            <text:p>95.1685</text:p>
          </table:table-cell>
          <table:table-cell office:value-type="float" office:value="93.7078" calcext:value-type="float">
            <text:p>93.70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.9991" calcext:value-type="float">
            <text:p>98.9991</text:p>
          </table:table-cell>
          <table:table-cell office:value-type="float" office:value="85.3969" calcext:value-type="float">
            <text:p>85.3969</text:p>
          </table:table-cell>
          <table:table-cell office:value-type="float" office:value="572.242" calcext:value-type="float">
            <text:p>572.242</text:p>
          </table:table-cell>
          <table:table-cell office:value-type="float" office:value="291.288" calcext:value-type="float">
            <text:p>291.288</text:p>
          </table:table-cell>
          <table:table-cell office:value-type="float" office:value="94.6997" calcext:value-type="float">
            <text:p>94.6997</text:p>
          </table:table-cell>
          <table:table-cell office:value-type="float" office:value="94.6454" calcext:value-type="float">
            <text:p>94.64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.6335" calcext:value-type="float">
            <text:p>98.6335</text:p>
          </table:table-cell>
          <table:table-cell office:value-type="float" office:value="85.4398" calcext:value-type="float">
            <text:p>85.4398</text:p>
          </table:table-cell>
          <table:table-cell office:value-type="float" office:value="471.877" calcext:value-type="float">
            <text:p>471.877</text:p>
          </table:table-cell>
          <table:table-cell office:value-type="float" office:value="168.882" calcext:value-type="float">
            <text:p>168.882</text:p>
          </table:table-cell>
          <table:table-cell office:value-type="float" office:value="95.8575" calcext:value-type="float">
            <text:p>95.8575</text:p>
          </table:table-cell>
          <table:table-cell office:value-type="float" office:value="95.7843" calcext:value-type="float">
            <text:p>95.78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.148" calcext:value-type="float">
            <text:p>100.148</text:p>
          </table:table-cell>
          <table:table-cell office:value-type="float" office:value="86.0496" calcext:value-type="float">
            <text:p>86.0496</text:p>
          </table:table-cell>
          <table:table-cell office:value-type="float" office:value="106.449" calcext:value-type="float">
            <text:p>106.449</text:p>
          </table:table-cell>
          <table:table-cell office:value-type="float" office:value="106.329" calcext:value-type="float">
            <text:p>106.329</text:p>
          </table:table-cell>
          <table:table-cell office:value-type="float" office:value="97.1127" calcext:value-type="float">
            <text:p>97.1127</text:p>
          </table:table-cell>
          <table:table-cell office:value-type="float" office:value="97.0132" calcext:value-type="float">
            <text:p>97.0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.657" calcext:value-type="float">
            <text:p>100.657</text:p>
          </table:table-cell>
          <table:table-cell office:value-type="float" office:value="86.6632" calcext:value-type="float">
            <text:p>86.6632</text:p>
          </table:table-cell>
          <table:table-cell office:value-type="float" office:value="108.057" calcext:value-type="float">
            <text:p>108.057</text:p>
          </table:table-cell>
          <table:table-cell office:value-type="float" office:value="108.017" calcext:value-type="float">
            <text:p>108.017</text:p>
          </table:table-cell>
          <table:table-cell office:value-type="float" office:value="98.4093" calcext:value-type="float">
            <text:p>98.4093</text:p>
          </table:table-cell>
          <table:table-cell office:value-type="float" office:value="98.2665" calcext:value-type="float">
            <text:p>98.26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.174" calcext:value-type="float">
            <text:p>101.174</text:p>
          </table:table-cell>
          <table:table-cell office:value-type="float" office:value="87.3413" calcext:value-type="float">
            <text:p>87.3413</text:p>
          </table:table-cell>
          <table:table-cell office:value-type="float" office:value="109.961" calcext:value-type="float">
            <text:p>109.961</text:p>
          </table:table-cell>
          <table:table-cell office:value-type="float" office:value="109.81" calcext:value-type="float">
            <text:p>109.81</text:p>
          </table:table-cell>
          <table:table-cell office:value-type="float" office:value="99.7564" calcext:value-type="float">
            <text:p>99.7564</text:p>
          </table:table-cell>
          <table:table-cell office:value-type="float" office:value="99.5279" calcext:value-type="float">
            <text:p>99.52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.573" calcext:value-type="float">
            <text:p>104.573</text:p>
          </table:table-cell>
          <table:table-cell office:value-type="float" office:value="88.9622" calcext:value-type="float">
            <text:p>88.9622</text:p>
          </table:table-cell>
          <table:table-cell office:value-type="float" office:value="111.937" calcext:value-type="float">
            <text:p>111.937</text:p>
          </table:table-cell>
          <table:table-cell office:value-type="float" office:value="111.703" calcext:value-type="float">
            <text:p>111.703</text:p>
          </table:table-cell>
          <table:table-cell office:value-type="float" office:value="101.379" calcext:value-type="float">
            <text:p>101.379</text:p>
          </table:table-cell>
          <table:table-cell office:value-type="float" office:value="100.91" calcext:value-type="float">
            <text:p>100.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.286" calcext:value-type="float">
            <text:p>107.286</text:p>
          </table:table-cell>
          <table:table-cell office:value-type="float" office:value="90.1775" calcext:value-type="float">
            <text:p>90.1775</text:p>
          </table:table-cell>
          <table:table-cell office:value-type="float" office:value="113.943" calcext:value-type="float">
            <text:p>113.943</text:p>
          </table:table-cell>
          <table:table-cell office:value-type="float" office:value="113.735" calcext:value-type="float">
            <text:p>113.735</text:p>
          </table:table-cell>
          <table:table-cell office:value-type="float" office:value="103.838" calcext:value-type="float">
            <text:p>103.838</text:p>
          </table:table-cell>
          <table:table-cell office:value-type="float" office:value="102.421" calcext:value-type="float">
            <text:p>102.4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6.427" calcext:value-type="float">
            <text:p>106.427</text:p>
          </table:table-cell>
          <table:table-cell office:value-type="float" office:value="90.7765" calcext:value-type="float">
            <text:p>90.7765</text:p>
          </table:table-cell>
          <table:table-cell office:value-type="float" office:value="116.093" calcext:value-type="float">
            <text:p>116.093</text:p>
          </table:table-cell>
          <table:table-cell office:value-type="float" office:value="115.858" calcext:value-type="float">
            <text:p>115.858</text:p>
          </table:table-cell>
          <table:table-cell office:value-type="float" office:value="103.668" calcext:value-type="float">
            <text:p>103.668</text:p>
          </table:table-cell>
          <table:table-cell office:value-type="float" office:value="103.665" calcext:value-type="float">
            <text:p>103.6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.965" calcext:value-type="float">
            <text:p>105.965</text:p>
          </table:table-cell>
          <table:table-cell office:value-type="float" office:value="91.7315" calcext:value-type="float">
            <text:p>91.7315</text:p>
          </table:table-cell>
          <table:table-cell office:value-type="float" office:value="118.282" calcext:value-type="float">
            <text:p>118.282</text:p>
          </table:table-cell>
          <table:table-cell office:value-type="float" office:value="118.099" calcext:value-type="float">
            <text:p>118.099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5.244" calcext:value-type="float">
            <text:p>105.2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7.421" calcext:value-type="float">
            <text:p>107.421</text:p>
          </table:table-cell>
          <table:table-cell office:value-type="float" office:value="92.9003" calcext:value-type="float">
            <text:p>92.9003</text:p>
          </table:table-cell>
          <table:table-cell office:value-type="float" office:value="120.908" calcext:value-type="float">
            <text:p>120.908</text:p>
          </table:table-cell>
          <table:table-cell office:value-type="float" office:value="120.544" calcext:value-type="float">
            <text:p>120.544</text:p>
          </table:table-cell>
          <table:table-cell office:value-type="float" office:value="106.895" calcext:value-type="float">
            <text:p>106.895</text:p>
          </table:table-cell>
          <table:table-cell office:value-type="float" office:value="106.891" calcext:value-type="float">
            <text:p>106.8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.046" calcext:value-type="float">
            <text:p>109.046</text:p>
          </table:table-cell>
          <table:table-cell office:value-type="float" office:value="94.3144" calcext:value-type="float">
            <text:p>94.3144</text:p>
          </table:table-cell>
          <table:table-cell office:value-type="float" office:value="123.281" calcext:value-type="float">
            <text:p>123.281</text:p>
          </table:table-cell>
          <table:table-cell office:value-type="float" office:value="123.14" calcext:value-type="float">
            <text:p>123.14</text:p>
          </table:table-cell>
          <table:table-cell office:value-type="float" office:value="108.589" calcext:value-type="float">
            <text:p>108.589</text:p>
          </table:table-cell>
          <table:table-cell office:value-type="float" office:value="108.587" calcext:value-type="float">
            <text:p>108.5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801" calcext:value-type="float">
            <text:p>110.801</text:p>
          </table:table-cell>
          <table:table-cell office:value-type="float" office:value="95.7377" calcext:value-type="float">
            <text:p>95.7377</text:p>
          </table:table-cell>
          <table:table-cell office:value-type="float" office:value="126.205" calcext:value-type="float">
            <text:p>126.205</text:p>
          </table:table-cell>
          <table:table-cell office:value-type="float" office:value="125.82" calcext:value-type="float">
            <text:p>125.82</text:p>
          </table:table-cell>
          <table:table-cell office:value-type="float" office:value="110.465" calcext:value-type="float">
            <text:p>110.465</text:p>
          </table:table-cell>
          <table:table-cell office:value-type="float" office:value="110.463" calcext:value-type="float">
            <text:p>110.4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2.797" calcext:value-type="float">
            <text:p>112.797</text:p>
          </table:table-cell>
          <table:table-cell office:value-type="float" office:value="96.4007" calcext:value-type="float">
            <text:p>96.4007</text:p>
          </table:table-cell>
          <table:table-cell office:value-type="float" office:value="129.149" calcext:value-type="float">
            <text:p>129.149</text:p>
          </table:table-cell>
          <table:table-cell office:value-type="float" office:value="128.92" calcext:value-type="float">
            <text:p>128.92</text:p>
          </table:table-cell>
          <table:table-cell office:value-type="float" office:value="112.317" calcext:value-type="float">
            <text:p>112.317</text:p>
          </table:table-cell>
          <table:table-cell office:value-type="float" office:value="112.313" calcext:value-type="float">
            <text:p>112.3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5.843" calcext:value-type="float">
            <text:p>115.843</text:p>
          </table:table-cell>
          <table:table-cell office:value-type="float" office:value="98.0784" calcext:value-type="float">
            <text:p>98.0784</text:p>
          </table:table-cell>
          <table:table-cell office:value-type="float" office:value="388.31" calcext:value-type="float">
            <text:p>388.31</text:p>
          </table:table-cell>
          <table:table-cell office:value-type="float" office:value="175.052" calcext:value-type="float">
            <text:p>175.052</text:p>
          </table:table-cell>
          <table:table-cell office:value-type="float" office:value="114.396" calcext:value-type="float">
            <text:p>114.396</text:p>
          </table:table-cell>
          <table:table-cell office:value-type="float" office:value="114.391" calcext:value-type="float">
            <text:p>114.3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7.743" calcext:value-type="float">
            <text:p>117.743</text:p>
          </table:table-cell>
          <table:table-cell office:value-type="float" office:value="99.8358" calcext:value-type="float">
            <text:p>99.8358</text:p>
          </table:table-cell>
          <table:table-cell office:value-type="float" office:value="136.16" calcext:value-type="float">
            <text:p>136.16</text:p>
          </table:table-cell>
          <table:table-cell office:value-type="float" office:value="135.689" calcext:value-type="float">
            <text:p>135.689</text:p>
          </table:table-cell>
          <table:table-cell office:value-type="float" office:value="116.503" calcext:value-type="float">
            <text:p>116.503</text:p>
          </table:table-cell>
          <table:table-cell office:value-type="float" office:value="116.499" calcext:value-type="float">
            <text:p>116.4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.667" calcext:value-type="float">
            <text:p>120.667</text:p>
          </table:table-cell>
          <table:table-cell office:value-type="float" office:value="101.959" calcext:value-type="float">
            <text:p>101.959</text:p>
          </table:table-cell>
          <table:table-cell office:value-type="float" office:value="139.993" calcext:value-type="float">
            <text:p>139.993</text:p>
          </table:table-cell>
          <table:table-cell office:value-type="float" office:value="139.546" calcext:value-type="float">
            <text:p>139.546</text:p>
          </table:table-cell>
          <table:table-cell office:value-type="float" office:value="118.883" calcext:value-type="float">
            <text:p>118.883</text:p>
          </table:table-cell>
          <table:table-cell office:value-type="float" office:value="118.875" calcext:value-type="float">
            <text:p>118.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3.878" calcext:value-type="float">
            <text:p>123.878</text:p>
          </table:table-cell>
          <table:table-cell office:value-type="float" office:value="103.805" calcext:value-type="float">
            <text:p>103.805</text:p>
          </table:table-cell>
          <table:table-cell office:value-type="float" office:value="144.398" calcext:value-type="float">
            <text:p>144.398</text:p>
          </table:table-cell>
          <table:table-cell office:value-type="float" office:value="143.793" calcext:value-type="float">
            <text:p>143.793</text:p>
          </table:table-cell>
          <table:table-cell office:value-type="float" office:value="121.274" calcext:value-type="float">
            <text:p>121.274</text:p>
          </table:table-cell>
          <table:table-cell office:value-type="float" office:value="121.268" calcext:value-type="float">
            <text:p>121.2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7.283" calcext:value-type="float">
            <text:p>127.283</text:p>
          </table:table-cell>
          <table:table-cell office:value-type="float" office:value="105.389" calcext:value-type="float">
            <text:p>105.389</text:p>
          </table:table-cell>
          <table:table-cell office:value-type="float" office:value="149.005" calcext:value-type="float">
            <text:p>149.005</text:p>
          </table:table-cell>
          <table:table-cell office:value-type="float" office:value="148.527" calcext:value-type="float">
            <text:p>148.527</text:p>
          </table:table-cell>
          <table:table-cell office:value-type="float" office:value="123.867" calcext:value-type="float">
            <text:p>123.867</text:p>
          </table:table-cell>
          <table:table-cell office:value-type="float" office:value="123.86" calcext:value-type="float">
            <text:p>123.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9.521" calcext:value-type="float">
            <text:p>129.521</text:p>
          </table:table-cell>
          <table:table-cell office:value-type="float" office:value="108.218" calcext:value-type="float">
            <text:p>108.218</text:p>
          </table:table-cell>
          <table:table-cell office:value-type="float" office:value="154.819" calcext:value-type="float">
            <text:p>154.819</text:p>
          </table:table-cell>
          <table:table-cell office:value-type="float" office:value="153.899" calcext:value-type="float">
            <text:p>153.899</text:p>
          </table:table-cell>
          <table:table-cell office:value-type="float" office:value="126.687" calcext:value-type="float">
            <text:p>126.687</text:p>
          </table:table-cell>
          <table:table-cell office:value-type="float" office:value="126.678" calcext:value-type="float">
            <text:p>126.6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0.904" calcext:value-type="float">
            <text:p>130.904</text:p>
          </table:table-cell>
          <table:table-cell office:value-type="float" office:value="110.382" calcext:value-type="float">
            <text:p>110.382</text:p>
          </table:table-cell>
          <table:table-cell office:value-type="float" office:value="161.418" calcext:value-type="float">
            <text:p>161.418</text:p>
          </table:table-cell>
          <table:table-cell office:value-type="float" office:value="160.303" calcext:value-type="float">
            <text:p>160.303</text:p>
          </table:table-cell>
          <table:table-cell office:value-type="float" office:value="129.756" calcext:value-type="float">
            <text:p>129.756</text:p>
          </table:table-cell>
          <table:table-cell office:value-type="float" office:value="129.744" calcext:value-type="float">
            <text:p>129.7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4.852" calcext:value-type="float">
            <text:p>134.852</text:p>
          </table:table-cell>
          <table:table-cell office:value-type="float" office:value="113.418" calcext:value-type="float">
            <text:p>113.418</text:p>
          </table:table-cell>
          <table:table-cell office:value-type="float" office:value="168.356" calcext:value-type="float">
            <text:p>168.356</text:p>
          </table:table-cell>
          <table:table-cell office:value-type="float" office:value="166.762" calcext:value-type="float">
            <text:p>166.762</text:p>
          </table:table-cell>
          <table:table-cell office:value-type="float" office:value="132.979" calcext:value-type="float">
            <text:p>132.979</text:p>
          </table:table-cell>
          <table:table-cell office:value-type="float" office:value="132.966" calcext:value-type="float">
            <text:p>132.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8.702" calcext:value-type="float">
            <text:p>138.702</text:p>
          </table:table-cell>
          <table:table-cell office:value-type="float" office:value="116.805" calcext:value-type="float">
            <text:p>116.805</text:p>
          </table:table-cell>
          <table:table-cell office:value-type="float" office:value="176.448" calcext:value-type="float">
            <text:p>176.448</text:p>
          </table:table-cell>
          <table:table-cell office:value-type="float" office:value="174.652" calcext:value-type="float">
            <text:p>174.652</text:p>
          </table:table-cell>
          <table:table-cell office:value-type="float" office:value="136.542" calcext:value-type="float">
            <text:p>136.542</text:p>
          </table:table-cell>
          <table:table-cell office:value-type="float" office:value="136.528" calcext:value-type="float">
            <text:p>136.5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1.313" calcext:value-type="float">
            <text:p>141.313</text:p>
          </table:table-cell>
          <table:table-cell office:value-type="float" office:value="120.045" calcext:value-type="float">
            <text:p>120.045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184.01" calcext:value-type="float">
            <text:p>184.01</text:p>
          </table:table-cell>
          <table:table-cell office:value-type="float" office:value="140.446" calcext:value-type="float">
            <text:p>140.446</text:p>
          </table:table-cell>
          <table:table-cell office:value-type="float" office:value="140.426" calcext:value-type="float">
            <text:p>140.4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.929" calcext:value-type="float">
            <text:p>144.929</text:p>
          </table:table-cell>
          <table:table-cell office:value-type="float" office:value="123.269" calcext:value-type="float">
            <text:p>123.269</text:p>
          </table:table-cell>
          <table:table-cell office:value-type="float" office:value="198.903" calcext:value-type="float">
            <text:p>198.903</text:p>
          </table:table-cell>
          <table:table-cell office:value-type="float" office:value="195.354" calcext:value-type="float">
            <text:p>195.354</text:p>
          </table:table-cell>
          <table:table-cell office:value-type="float" office:value="144.729" calcext:value-type="float">
            <text:p>144.729</text:p>
          </table:table-cell>
          <table:table-cell office:value-type="float" office:value="144.708" calcext:value-type="float">
            <text:p>144.7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0.605" calcext:value-type="float">
            <text:p>150.605</text:p>
          </table:table-cell>
          <table:table-cell office:value-type="float" office:value="126.751" calcext:value-type="float">
            <text:p>126.751</text:p>
          </table:table-cell>
          <table:table-cell office:value-type="float" office:value="214.058" calcext:value-type="float">
            <text:p>214.058</text:p>
          </table:table-cell>
          <table:table-cell office:value-type="float" office:value="209.825" calcext:value-type="float">
            <text:p>209.825</text:p>
          </table:table-cell>
          <table:table-cell office:value-type="float" office:value="149.485" calcext:value-type="float">
            <text:p>149.485</text:p>
          </table:table-cell>
          <table:table-cell office:value-type="float" office:value="149.458" calcext:value-type="float">
            <text:p>149.4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6.764" calcext:value-type="float">
            <text:p>156.764</text:p>
          </table:table-cell>
          <table:table-cell office:value-type="float" office:value="130.85" calcext:value-type="float">
            <text:p>130.85</text:p>
          </table:table-cell>
          <table:table-cell office:value-type="float" office:value="319.696" calcext:value-type="float">
            <text:p>319.696</text:p>
          </table:table-cell>
          <table:table-cell office:value-type="float" office:value="275.601" calcext:value-type="float">
            <text:p>275.601</text:p>
          </table:table-cell>
          <table:table-cell office:value-type="float" office:value="154.775" calcext:value-type="float">
            <text:p>154.775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3.152" calcext:value-type="float">
            <text:p>163.152</text:p>
          </table:table-cell>
          <table:table-cell office:value-type="float" office:value="135.472" calcext:value-type="float">
            <text:p>135.472</text:p>
          </table:table-cell>
          <table:table-cell office:value-type="float" office:value="466.7" calcext:value-type="float">
            <text:p>466.7</text:p>
          </table:table-cell>
          <table:table-cell office:value-type="float" office:value="331.585" calcext:value-type="float">
            <text:p>331.585</text:p>
          </table:table-cell>
          <table:table-cell office:value-type="float" office:value="160.74" calcext:value-type="float">
            <text:p>160.74</text:p>
          </table:table-cell>
          <table:table-cell office:value-type="float" office:value="160.693" calcext:value-type="float">
            <text:p>160.6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4.99" calcext:value-type="float">
            <text:p>174.99</text:p>
          </table:table-cell>
          <table:table-cell office:value-type="float" office:value="141.079" calcext:value-type="float">
            <text:p>141.079</text:p>
          </table:table-cell>
          <table:table-cell office:value-type="float" office:value="313.962" calcext:value-type="float">
            <text:p>313.962</text:p>
          </table:table-cell>
          <table:table-cell office:value-type="float" office:value="277.828" calcext:value-type="float">
            <text:p>277.828</text:p>
          </table:table-cell>
          <table:table-cell office:value-type="float" office:value="167.507" calcext:value-type="float">
            <text:p>167.507</text:p>
          </table:table-cell>
          <table:table-cell office:value-type="float" office:value="167.451" calcext:value-type="float">
            <text:p>167.4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3.838" calcext:value-type="float">
            <text:p>183.838</text:p>
          </table:table-cell>
          <table:table-cell office:value-type="float" office:value="147.345" calcext:value-type="float">
            <text:p>147.345</text:p>
          </table:table-cell>
          <table:table-cell office:value-type="float" office:value="481.168" calcext:value-type="float">
            <text:p>481.168</text:p>
          </table:table-cell>
          <table:table-cell office:value-type="float" office:value="349.853" calcext:value-type="float">
            <text:p>349.853</text:p>
          </table:table-cell>
          <table:table-cell office:value-type="float" office:value="175.266" calcext:value-type="float">
            <text:p>175.266</text:p>
          </table:table-cell>
          <table:table-cell office:value-type="float" office:value="175.197" calcext:value-type="float">
            <text:p>175.1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0.288" calcext:value-type="float">
            <text:p>190.288</text:p>
          </table:table-cell>
          <table:table-cell office:value-type="float" office:value="153.676" calcext:value-type="float">
            <text:p>153.676</text:p>
          </table:table-cell>
          <table:table-cell office:value-type="float" office:value="450.378" calcext:value-type="float">
            <text:p>450.378</text:p>
          </table:table-cell>
          <table:table-cell office:value-type="float" office:value="341.284" calcext:value-type="float">
            <text:p>341.284</text:p>
          </table:table-cell>
          <table:table-cell office:value-type="float" office:value="184.315" calcext:value-type="float">
            <text:p>184.315</text:p>
          </table:table-cell>
          <table:table-cell office:value-type="float" office:value="184.22" calcext:value-type="float">
            <text:p>184.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6.178" calcext:value-type="float">
            <text:p>196.178</text:p>
          </table:table-cell>
          <table:table-cell office:value-type="float" office:value="162.2" calcext:value-type="float">
            <text:p>162.2</text:p>
          </table:table-cell>
          <table:table-cell office:value-type="float" office:value="384.629" calcext:value-type="float">
            <text:p>384.629</text:p>
          </table:table-cell>
          <table:table-cell office:value-type="float" office:value="298.405" calcext:value-type="float">
            <text:p>298.405</text:p>
          </table:table-cell>
          <table:table-cell office:value-type="float" office:value="195.096" calcext:value-type="float">
            <text:p>195.096</text:p>
          </table:table-cell>
          <table:table-cell office:value-type="float" office:value="194.957" calcext:value-type="float">
            <text:p>194.9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2.115" calcext:value-type="float">
            <text:p>212.115</text:p>
          </table:table-cell>
          <table:table-cell office:value-type="float" office:value="173.034" calcext:value-type="float">
            <text:p>173.034</text:p>
          </table:table-cell>
          <table:table-cell office:value-type="float" office:value="332.502" calcext:value-type="float">
            <text:p>332.502</text:p>
          </table:table-cell>
          <table:table-cell office:value-type="float" office:value="316.817" calcext:value-type="float">
            <text:p>316.817</text:p>
          </table:table-cell>
          <table:table-cell office:value-type="float" office:value="208.279" calcext:value-type="float">
            <text:p>208.279</text:p>
          </table:table-cell>
          <table:table-cell office:value-type="float" office:value="208.093" calcext:value-type="float">
            <text:p>208.0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5.39" calcext:value-type="float">
            <text:p>225.39</text:p>
          </table:table-cell>
          <table:table-cell office:value-type="float" office:value="185.567" calcext:value-type="float">
            <text:p>185.567</text:p>
          </table:table-cell>
          <table:table-cell office:value-type="float" office:value="426.097" calcext:value-type="float">
            <text:p>426.097</text:p>
          </table:table-cell>
          <table:table-cell office:value-type="float" office:value="377.667" calcext:value-type="float">
            <text:p>377.667</text:p>
          </table:table-cell>
          <table:table-cell office:value-type="float" office:value="224.84" calcext:value-type="float">
            <text:p>224.84</text:p>
          </table:table-cell>
          <table:table-cell office:value-type="float" office:value="224.551" calcext:value-type="float">
            <text:p>224.5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1.007" calcext:value-type="float">
            <text:p>251.007</text:p>
          </table:table-cell>
          <table:table-cell office:value-type="float" office:value="204.453" calcext:value-type="float">
            <text:p>204.453</text:p>
          </table:table-cell>
          <table:table-cell office:value-type="float" office:value="534.18" calcext:value-type="float">
            <text:p>534.18</text:p>
          </table:table-cell>
          <table:table-cell office:value-type="float" office:value="385.663" calcext:value-type="float">
            <text:p>385.663</text:p>
          </table:table-cell>
          <table:table-cell office:value-type="float" office:value="246.639" calcext:value-type="float">
            <text:p>246.639</text:p>
          </table:table-cell>
          <table:table-cell office:value-type="float" office:value="246.15" calcext:value-type="float">
            <text:p>246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7.844" calcext:value-type="float">
            <text:p>277.844</text:p>
          </table:table-cell>
          <table:table-cell office:value-type="float" office:value="229.13" calcext:value-type="float">
            <text:p>229.13</text:p>
          </table:table-cell>
          <table:table-cell office:value-type="float" office:value="315.041" calcext:value-type="float">
            <text:p>315.041</text:p>
          </table:table-cell>
          <table:table-cell office:value-type="float" office:value="313.569" calcext:value-type="float">
            <text:p>313.569</text:p>
          </table:table-cell>
          <table:table-cell office:value-type="float" office:value="277.292" calcext:value-type="float">
            <text:p>277.292</text:p>
          </table:table-cell>
          <table:table-cell office:value-type="float" office:value="276.366" calcext:value-type="float">
            <text:p>276.3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5.675" calcext:value-type="float">
            <text:p>325.675</text:p>
          </table:table-cell>
          <table:table-cell office:value-type="float" office:value="268.782" calcext:value-type="float">
            <text:p>268.782</text:p>
          </table:table-cell>
          <table:table-cell office:value-type="float" office:value="391.604" calcext:value-type="float">
            <text:p>391.604</text:p>
          </table:table-cell>
          <table:table-cell office:value-type="float" office:value="386.589" calcext:value-type="float">
            <text:p>386.589</text:p>
          </table:table-cell>
          <table:table-cell office:value-type="float" office:value="325.746" calcext:value-type="float">
            <text:p>325.746</text:p>
          </table:table-cell>
          <table:table-cell office:value-type="float" office:value="323.521" calcext:value-type="float">
            <text:p>323.5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7.833" calcext:value-type="float">
            <text:p>417.833</text:p>
          </table:table-cell>
          <table:table-cell office:value-type="float" office:value="340.257" calcext:value-type="float">
            <text:p>340.257</text:p>
          </table:table-cell>
          <table:table-cell office:value-type="float" office:value="612.506" calcext:value-type="float">
            <text:p>612.506</text:p>
          </table:table-cell>
          <table:table-cell office:value-type="float" office:value="572.137" calcext:value-type="float">
            <text:p>572.137</text:p>
          </table:table-cell>
          <table:table-cell office:value-type="float" office:value="418.387" calcext:value-type="float">
            <text:p>418.387</text:p>
          </table:table-cell>
          <table:table-cell office:value-type="float" office:value="410.639" calcext:value-type="float">
            <text:p>410.6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3.015" calcext:value-type="float">
            <text:p>673.015</text:p>
          </table:table-cell>
          <table:table-cell office:value-type="float" office:value="511.484" calcext:value-type="float">
            <text:p>511.484</text:p>
          </table:table-cell>
          <table:table-cell office:value-type="float" office:value="885.521" calcext:value-type="float">
            <text:p>885.521</text:p>
          </table:table-cell>
          <table:table-cell office:value-type="float" office:value="819.739" calcext:value-type="float">
            <text:p>819.739</text:p>
          </table:table-cell>
          <table:table-cell office:value-type="float" office:value="674.858" calcext:value-type="float">
            <text:p>674.858</text:p>
          </table:table-cell>
          <table:table-cell office:value-type="float" office:value="625.018" calcext:value-type="float">
            <text:p>625.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06.583" calcext:value-type="float">
            <text:p>906.583</text:p>
          </table:table-cell>
          <table:table-cell office:value-type="float" office:value="450.002" calcext:value-type="float">
            <text:p>45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.198" calcext:value-type="float">
            <text:p>919.198</text:p>
          </table:table-cell>
          <table:table-cell office:value-type="float" office:value="847.832" calcext:value-type="float">
            <text:p>847.8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4.326" calcext:value-type="float">
            <text:p>324.326</text:p>
          </table:table-cell>
          <table:table-cell office:value-type="float" office:value="18.9611" calcext:value-type="float">
            <text:p>18.9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.74" calcext:value-type="float">
            <text:p>1015.74</text:p>
          </table:table-cell>
          <table:table-cell office:value-type="float" office:value="856.955" calcext:value-type="float">
            <text:p>856.9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1.151" calcext:value-type="float">
            <text:p>221.151</text:p>
          </table:table-cell>
          <table:table-cell office:value-type="float" office:value="14.98" calcext:value-type="float">
            <text:p>14.98</text:p>
          </table:table-cell>
          <table:table-cell office:value-type="float" office:value="268.65" calcext:value-type="float">
            <text:p>268.65</text:p>
          </table:table-cell>
          <table:table-cell office:value-type="float" office:value="215.375" calcext:value-type="float">
            <text:p>215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.077" calcext:value-type="float">
            <text:p>199.077</text:p>
          </table:table-cell>
          <table:table-cell office:value-type="float" office:value="14.1001" calcext:value-type="float">
            <text:p>14.1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4.734" calcext:value-type="float">
            <text:p>234.734</text:p>
          </table:table-cell>
          <table:table-cell office:value-type="float" office:value="14.5438" calcext:value-type="float">
            <text:p>14.54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0.825" calcext:value-type="float">
            <text:p>260.825</text:p>
          </table:table-cell>
          <table:table-cell office:value-type="float" office:value="14.5371" calcext:value-type="float">
            <text:p>14.53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1.552" calcext:value-type="float">
            <text:p>261.552</text:p>
          </table:table-cell>
          <table:table-cell office:value-type="float" office:value="12.5338" calcext:value-type="float">
            <text:p>12.53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9.348" calcext:value-type="float">
            <text:p>209.348</text:p>
          </table:table-cell>
          <table:table-cell office:value-type="float" office:value="10.4212" calcext:value-type="float">
            <text:p>10.4212</text:p>
          </table:table-cell>
          <table:table-cell office:value-type="float" office:value="1020.67" calcext:value-type="float">
            <text:p>1020.67</text:p>
          </table:table-cell>
          <table:table-cell office:value-type="float" office:value="941.231" calcext:value-type="float">
            <text:p>941.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0.973" calcext:value-type="float">
            <text:p>130.973</text:p>
          </table:table-cell>
          <table:table-cell office:value-type="float" office:value="8.59874" calcext:value-type="float">
            <text:p>8.59874</text:p>
          </table:table-cell>
          <table:table-cell office:value-type="float" office:value="544.962" calcext:value-type="float">
            <text:p>544.962</text:p>
          </table:table-cell>
          <table:table-cell office:value-type="float" office:value="399.197" calcext:value-type="float">
            <text:p>399.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6.589" calcext:value-type="float">
            <text:p>206.589</text:p>
          </table:table-cell>
          <table:table-cell office:value-type="float" office:value="9.39799" calcext:value-type="float">
            <text:p>9.39799</text:p>
          </table:table-cell>
          <table:table-cell table:number-columns-repeated="2" office:value-type="float" office:value="100.063" calcext:value-type="float">
            <text:p>100.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3.672" calcext:value-type="float">
            <text:p>153.672</text:p>
          </table:table-cell>
          <table:table-cell office:value-type="float" office:value="8.09726" calcext:value-type="float">
            <text:p>8.097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.2302" calcext:value-type="float">
            <text:p>59.2302</text:p>
          </table:table-cell>
          <table:table-cell office:value-type="float" office:value="6.57677" calcext:value-type="float">
            <text:p>6.576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.5491" calcext:value-type="float">
            <text:p>71.5491</text:p>
          </table:table-cell>
          <table:table-cell office:value-type="float" office:value="6.98834" calcext:value-type="float">
            <text:p>6.988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.8743" calcext:value-type="float">
            <text:p>54.8743</text:p>
          </table:table-cell>
          <table:table-cell office:value-type="float" office:value="6.9365" calcext:value-type="float">
            <text:p>6.93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.3146" calcext:value-type="float">
            <text:p>89.3146</text:p>
          </table:table-cell>
          <table:table-cell office:value-type="float" office:value="7.00357" calcext:value-type="float">
            <text:p>7.003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005" calcext:value-type="float">
            <text:p>41.005</text:p>
          </table:table-cell>
          <table:table-cell office:value-type="float" office:value="6.66794" calcext:value-type="float">
            <text:p>6.667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.4797" calcext:value-type="float">
            <text:p>92.4797</text:p>
          </table:table-cell>
          <table:table-cell office:value-type="float" office:value="7.76577" calcext:value-type="float">
            <text:p>7.765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.0858" calcext:value-type="float">
            <text:p>56.0858</text:p>
          </table:table-cell>
          <table:table-cell office:value-type="float" office:value="6.968" calcext:value-type="float">
            <text:p>6.9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.6505" calcext:value-type="float">
            <text:p>50.6505</text:p>
          </table:table-cell>
          <table:table-cell office:value-type="float" office:value="7.22996" calcext:value-type="float">
            <text:p>7.22996</text:p>
          </table:table-cell>
          <table:table-cell table:number-columns-repeated="2" office:value-type="float" office:value="137.025" calcext:value-type="float">
            <text:p>137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1.2742" calcext:value-type="float">
            <text:p>61.2742</text:p>
          </table:table-cell>
          <table:table-cell office:value-type="float" office:value="7.89638" calcext:value-type="float">
            <text:p>7.896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.059" calcext:value-type="float">
            <text:p>128.059</text:p>
          </table:table-cell>
          <table:table-cell office:value-type="float" office:value="9.13013" calcext:value-type="float">
            <text:p>9.130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7.981" calcext:value-type="float">
            <text:p>127.981</text:p>
          </table:table-cell>
          <table:table-cell office:value-type="float" office:value="8.81944" calcext:value-type="float">
            <text:p>8.819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4.362" calcext:value-type="float">
            <text:p>134.362</text:p>
          </table:table-cell>
          <table:table-cell office:value-type="float" office:value="9.2155" calcext:value-type="float">
            <text:p>9.21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5.698" calcext:value-type="float">
            <text:p>205.698</text:p>
          </table:table-cell>
          <table:table-cell office:value-type="float" office:value="10.3436" calcext:value-type="float">
            <text:p>10.34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1.725" calcext:value-type="float">
            <text:p>161.725</text:p>
          </table:table-cell>
          <table:table-cell office:value-type="float" office:value="8.22227" calcext:value-type="float">
            <text:p>8.222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4.582" calcext:value-type="float">
            <text:p>114.582</text:p>
          </table:table-cell>
          <table:table-cell office:value-type="float" office:value="6.99796" calcext:value-type="float">
            <text:p>6.997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2.858" calcext:value-type="float">
            <text:p>132.858</text:p>
          </table:table-cell>
          <table:table-cell office:value-type="float" office:value="6.4864" calcext:value-type="float">
            <text:p>6.48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.1801" calcext:value-type="float">
            <text:p>83.1801</text:p>
          </table:table-cell>
          <table:table-cell office:value-type="float" office:value="6.14869" calcext:value-type="float">
            <text:p>6.14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.4632" calcext:value-type="float">
            <text:p>39.4632</text:p>
          </table:table-cell>
          <table:table-cell office:value-type="float" office:value="5.75041" calcext:value-type="float">
            <text:p>5.750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.3614" calcext:value-type="float">
            <text:p>57.3614</text:p>
          </table:table-cell>
          <table:table-cell office:value-type="float" office:value="6.23624" calcext:value-type="float">
            <text:p>6.236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2.465" calcext:value-type="float">
            <text:p>152.465</text:p>
          </table:table-cell>
          <table:table-cell office:value-type="float" office:value="7.48717" calcext:value-type="float">
            <text:p>7.48717</text:p>
          </table:table-cell>
          <table:table-cell table:number-columns-repeated="2" office:value-type="float" office:value="269.008" calcext:value-type="float">
            <text:p>269.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.8705" calcext:value-type="float">
            <text:p>99.8705</text:p>
          </table:table-cell>
          <table:table-cell office:value-type="float" office:value="5.96013" calcext:value-type="float">
            <text:p>5.960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.4178" calcext:value-type="float">
            <text:p>75.4178</text:p>
          </table:table-cell>
          <table:table-cell office:value-type="float" office:value="5.50975" calcext:value-type="float">
            <text:p>5.509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9731" calcext:value-type="float">
            <text:p>16.9731</text:p>
          </table:table-cell>
          <table:table-cell office:value-type="float" office:value="4.74349" calcext:value-type="float">
            <text:p>4.74349</text:p>
          </table:table-cell>
          <table:table-cell table:number-columns-repeated="2" office:value-type="float" office:value="235.942" calcext:value-type="float">
            <text:p>235.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.9125" calcext:value-type="float">
            <text:p>24.9125</text:p>
          </table:table-cell>
          <table:table-cell office:value-type="float" office:value="5.1142" calcext:value-type="float">
            <text:p>5.11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.749" calcext:value-type="float">
            <text:p>136.749</text:p>
          </table:table-cell>
          <table:table-cell office:value-type="float" office:value="6.2605" calcext:value-type="float">
            <text:p>6.26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3.7828" calcext:value-type="float">
            <text:p>73.7828</text:p>
          </table:table-cell>
          <table:table-cell office:value-type="float" office:value="5.56547" calcext:value-type="float">
            <text:p>5.565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.5531" calcext:value-type="float">
            <text:p>59.5531</text:p>
          </table:table-cell>
          <table:table-cell office:value-type="float" office:value="5.33686" calcext:value-type="float">
            <text:p>5.33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3.199" calcext:value-type="float">
            <text:p>83.199</text:p>
          </table:table-cell>
          <table:table-cell office:value-type="float" office:value="5.37993" calcext:value-type="float">
            <text:p>5.379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8055" calcext:value-type="float">
            <text:p>11.8055</text:p>
          </table:table-cell>
          <table:table-cell office:value-type="float" office:value="4.48256" calcext:value-type="float">
            <text:p>4.482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1494" calcext:value-type="float">
            <text:p>13.1494</text:p>
          </table:table-cell>
          <table:table-cell office:value-type="float" office:value="4.69915" calcext:value-type="float">
            <text:p>4.699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8352" calcext:value-type="float">
            <text:p>13.8352</text:p>
          </table:table-cell>
          <table:table-cell office:value-type="float" office:value="4.69768" calcext:value-type="float">
            <text:p>4.697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8588" calcext:value-type="float">
            <text:p>14.8588</text:p>
          </table:table-cell>
          <table:table-cell office:value-type="float" office:value="4.82614" calcext:value-type="float">
            <text:p>4.826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7.3694" calcext:value-type="float">
            <text:p>47.3694</text:p>
          </table:table-cell>
          <table:table-cell office:value-type="float" office:value="5.33038" calcext:value-type="float">
            <text:p>5.330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.4473" calcext:value-type="float">
            <text:p>22.4473</text:p>
          </table:table-cell>
          <table:table-cell office:value-type="float" office:value="5.43191" calcext:value-type="float">
            <text:p>5.43191</text:p>
          </table:table-cell>
          <table:table-cell office:value-type="float" office:value="148.992" calcext:value-type="float">
            <text:p>148.992</text:p>
          </table:table-cell>
          <table:table-cell office:value-type="float" office:value="135.162" calcext:value-type="float">
            <text:p>135.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.8789" calcext:value-type="float">
            <text:p>35.8789</text:p>
          </table:table-cell>
          <table:table-cell office:value-type="float" office:value="5.62152" calcext:value-type="float">
            <text:p>5.62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.8275" calcext:value-type="float">
            <text:p>22.8275</text:p>
          </table:table-cell>
          <table:table-cell office:value-type="float" office:value="5.36694" calcext:value-type="float">
            <text:p>5.366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.9482" calcext:value-type="float">
            <text:p>90.9482</text:p>
          </table:table-cell>
          <table:table-cell office:value-type="float" office:value="6.48615" calcext:value-type="float">
            <text:p>6.486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.5465" calcext:value-type="float">
            <text:p>90.5465</text:p>
          </table:table-cell>
          <table:table-cell office:value-type="float" office:value="6.49479" calcext:value-type="float">
            <text:p>6.494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3.108" calcext:value-type="float">
            <text:p>193.108</text:p>
          </table:table-cell>
          <table:table-cell office:value-type="float" office:value="7.19592" calcext:value-type="float">
            <text:p>7.195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4268" calcext:value-type="float">
            <text:p>13.4268</text:p>
          </table:table-cell>
          <table:table-cell office:value-type="float" office:value="4.4633" calcext:value-type="float">
            <text:p>4.4633</text:p>
          </table:table-cell>
          <table:table-cell table:number-columns-repeated="2" office:value-type="float" office:value="115.401" calcext:value-type="float">
            <text:p>115.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.432" calcext:value-type="float">
            <text:p>14.432</text:p>
          </table:table-cell>
          <table:table-cell office:value-type="float" office:value="4.61554" calcext:value-type="float">
            <text:p>4.615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.7718" calcext:value-type="float">
            <text:p>17.7718</text:p>
          </table:table-cell>
          <table:table-cell office:value-type="float" office:value="4.782" calcext:value-type="float">
            <text:p>4.7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.737" calcext:value-type="float">
            <text:p>23.737</text:p>
          </table:table-cell>
          <table:table-cell office:value-type="float" office:value="5.10237" calcext:value-type="float">
            <text:p>5.102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4.147" calcext:value-type="float">
            <text:p>154.147</text:p>
          </table:table-cell>
          <table:table-cell office:value-type="float" office:value="6.62851" calcext:value-type="float">
            <text:p>6.628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.5496" calcext:value-type="float">
            <text:p>16.5496</text:p>
          </table:table-cell>
          <table:table-cell office:value-type="float" office:value="4.48059" calcext:value-type="float">
            <text:p>4.48059</text:p>
          </table:table-cell>
          <table:table-cell office:value-type="float" office:value="298.824" calcext:value-type="float">
            <text:p>298.824</text:p>
          </table:table-cell>
          <table:table-cell office:value-type="float" office:value="245.678" calcext:value-type="float">
            <text:p>245.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.8539" calcext:value-type="float">
            <text:p>19.8539</text:p>
          </table:table-cell>
          <table:table-cell office:value-type="float" office:value="4.79455" calcext:value-type="float">
            <text:p>4.794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.131" calcext:value-type="float">
            <text:p>100.131</text:p>
          </table:table-cell>
          <table:table-cell office:value-type="float" office:value="5.85502" calcext:value-type="float">
            <text:p>5.855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.2399" calcext:value-type="float">
            <text:p>24.2399</text:p>
          </table:table-cell>
          <table:table-cell office:value-type="float" office:value="4.97916" calcext:value-type="float">
            <text:p>4.979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.653" calcext:value-type="float">
            <text:p>100.653</text:p>
          </table:table-cell>
          <table:table-cell office:value-type="float" office:value="5.76304" calcext:value-type="float">
            <text:p>5.763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5.0922" calcext:value-type="float">
            <text:p>75.0922</text:p>
          </table:table-cell>
          <table:table-cell office:value-type="float" office:value="5.68626" calcext:value-type="float">
            <text:p>5.68626</text:p>
          </table:table-cell>
          <table:table-cell office:value-type="float" office:value="731.585" calcext:value-type="float">
            <text:p>731.585</text:p>
          </table:table-cell>
          <table:table-cell office:value-type="float" office:value="595.606" calcext:value-type="float">
            <text:p>595.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3.301" calcext:value-type="float">
            <text:p>153.301</text:p>
          </table:table-cell>
          <table:table-cell office:value-type="float" office:value="5.45422" calcext:value-type="float">
            <text:p>5.45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.3484" calcext:value-type="float">
            <text:p>16.3484</text:p>
          </table:table-cell>
          <table:table-cell office:value-type="float" office:value="4.45456" calcext:value-type="float">
            <text:p>4.454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.9763" calcext:value-type="float">
            <text:p>20.9763</text:p>
          </table:table-cell>
          <table:table-cell office:value-type="float" office:value="4.48649" calcext:value-type="float">
            <text:p>4.486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.568" calcext:value-type="float">
            <text:p>100.568</text:p>
          </table:table-cell>
          <table:table-cell office:value-type="float" office:value="5.39368" calcext:value-type="float">
            <text:p>5.39368</text:p>
          </table:table-cell>
          <table:table-cell table:number-columns-repeated="2" office:value-type="float" office:value="234.619" calcext:value-type="float">
            <text:p>234.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.5149" calcext:value-type="float">
            <text:p>25.5149</text:p>
          </table:table-cell>
          <table:table-cell office:value-type="float" office:value="4.75838" calcext:value-type="float">
            <text:p>4.758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.913" calcext:value-type="float">
            <text:p>102.913</text:p>
          </table:table-cell>
          <table:table-cell office:value-type="float" office:value="5.20209" calcext:value-type="float">
            <text:p>5.20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.3236" calcext:value-type="float">
            <text:p>26.3236</text:p>
          </table:table-cell>
          <table:table-cell office:value-type="float" office:value="4.635" calcext:value-type="float">
            <text:p>4.6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.9102" calcext:value-type="float">
            <text:p>97.9102</text:p>
          </table:table-cell>
          <table:table-cell office:value-type="float" office:value="5.05491" calcext:value-type="float">
            <text:p>5.054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1342" calcext:value-type="float">
            <text:p>12.1342</text:p>
          </table:table-cell>
          <table:table-cell office:value-type="float" office:value="3.94437" calcext:value-type="float">
            <text:p>3.944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5984" calcext:value-type="float">
            <text:p>12.5984</text:p>
          </table:table-cell>
          <table:table-cell office:value-type="float" office:value="3.99127" calcext:value-type="float">
            <text:p>3.991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.9975" calcext:value-type="float">
            <text:p>16.9975</text:p>
          </table:table-cell>
          <table:table-cell office:value-type="float" office:value="4.28838" calcext:value-type="float">
            <text:p>4.288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5.911" calcext:value-type="float">
            <text:p>115.911</text:p>
          </table:table-cell>
          <table:table-cell office:value-type="float" office:value="5.53788" calcext:value-type="float">
            <text:p>5.537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.3796" calcext:value-type="float">
            <text:p>18.3796</text:p>
          </table:table-cell>
          <table:table-cell office:value-type="float" office:value="4.05802" calcext:value-type="float">
            <text:p>4.05802</text:p>
          </table:table-cell>
          <table:table-cell office:value-type="float" office:value="449.773" calcext:value-type="float">
            <text:p>449.773</text:p>
          </table:table-cell>
          <table:table-cell office:value-type="float" office:value="327.447" calcext:value-type="float">
            <text:p>327.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9282" calcext:value-type="float">
            <text:p>17.9282</text:p>
          </table:table-cell>
          <table:table-cell office:value-type="float" office:value="4.41992" calcext:value-type="float">
            <text:p>4.419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1.766" calcext:value-type="float">
            <text:p>101.766</text:p>
          </table:table-cell>
          <table:table-cell office:value-type="float" office:value="4.95268" calcext:value-type="float">
            <text:p>4.952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9332" calcext:value-type="float">
            <text:p>9.9332</text:p>
          </table:table-cell>
          <table:table-cell office:value-type="float" office:value="3.93989" calcext:value-type="float">
            <text:p>3.939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3.879" calcext:value-type="float">
            <text:p>173.879</text:p>
          </table:table-cell>
          <table:table-cell office:value-type="float" office:value="5.97479" calcext:value-type="float">
            <text:p>5.974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7147" calcext:value-type="float">
            <text:p>13.7147</text:p>
          </table:table-cell>
          <table:table-cell office:value-type="float" office:value="4.35788" calcext:value-type="float">
            <text:p>4.357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3085" calcext:value-type="float">
            <text:p>14.3085</text:p>
          </table:table-cell>
          <table:table-cell office:value-type="float" office:value="4.19475" calcext:value-type="float">
            <text:p>4.194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.2866" calcext:value-type="float">
            <text:p>20.2866</text:p>
          </table:table-cell>
          <table:table-cell office:value-type="float" office:value="4.36259" calcext:value-type="float">
            <text:p>4.36259</text:p>
          </table:table-cell>
          <table:table-cell table:number-columns-repeated="2" office:value-type="float" office:value="129.301" calcext:value-type="float">
            <text:p>129.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3.885" calcext:value-type="float">
            <text:p>113.885</text:p>
          </table:table-cell>
          <table:table-cell office:value-type="float" office:value="5.15458" calcext:value-type="float">
            <text:p>5.154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3051" calcext:value-type="float">
            <text:p>10.3051</text:p>
          </table:table-cell>
          <table:table-cell office:value-type="float" office:value="3.94066" calcext:value-type="float">
            <text:p>3.94066</text:p>
          </table:table-cell>
          <table:table-cell table:number-columns-repeated="2" office:value-type="float" office:value="196.859" calcext:value-type="float">
            <text:p>196.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2594" calcext:value-type="float">
            <text:p>10.2594</text:p>
          </table:table-cell>
          <table:table-cell office:value-type="float" office:value="4.10906" calcext:value-type="float">
            <text:p>4.109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0735" calcext:value-type="float">
            <text:p>12.0735</text:p>
          </table:table-cell>
          <table:table-cell office:value-type="float" office:value="4.33248" calcext:value-type="float">
            <text:p>4.33248</text:p>
          </table:table-cell>
          <table:table-cell table:number-columns-repeated="2" office:value-type="float" office:value="123.949" calcext:value-type="float">
            <text:p>123.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9285" calcext:value-type="float">
            <text:p>12.9285</text:p>
          </table:table-cell>
          <table:table-cell office:value-type="float" office:value="4.31922" calcext:value-type="float">
            <text:p>4.319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.4838" calcext:value-type="float">
            <text:p>12.4838</text:p>
          </table:table-cell>
          <table:table-cell office:value-type="float" office:value="4.3892" calcext:value-type="float">
            <text:p>4.38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4527" calcext:value-type="float">
            <text:p>13.4527</text:p>
          </table:table-cell>
          <table:table-cell office:value-type="float" office:value="4.51848" calcext:value-type="float">
            <text:p>4.518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7776" calcext:value-type="float">
            <text:p>15.7776</text:p>
          </table:table-cell>
          <table:table-cell office:value-type="float" office:value="4.74533" calcext:value-type="float">
            <text:p>4.74533</text:p>
          </table:table-cell>
          <table:table-cell table:number-columns-repeated="2" office:value-type="float" office:value="122.74" calcext:value-type="float">
            <text:p>122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.6049" calcext:value-type="float">
            <text:p>17.6049</text:p>
          </table:table-cell>
          <table:table-cell office:value-type="float" office:value="4.87385" calcext:value-type="float">
            <text:p>4.873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.641" calcext:value-type="float">
            <text:p>21.641</text:p>
          </table:table-cell>
          <table:table-cell office:value-type="float" office:value="5.0468" calcext:value-type="float">
            <text:p>5.04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8.459" calcext:value-type="float">
            <text:p>38.459</text:p>
          </table:table-cell>
          <table:table-cell office:value-type="float" office:value="5.36128" calcext:value-type="float">
            <text:p>5.361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9.737" calcext:value-type="float">
            <text:p>119.737</text:p>
          </table:table-cell>
          <table:table-cell office:value-type="float" office:value="6.0385" calcext:value-type="float">
            <text:p>6.03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5187" calcext:value-type="float">
            <text:p>25.5187</text:p>
          </table:table-cell>
          <table:table-cell office:value-type="float" office:value="4.76234" calcext:value-type="float">
            <text:p>4.76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0.4548" calcext:value-type="float">
            <text:p>40.4548</text:p>
          </table:table-cell>
          <table:table-cell office:value-type="float" office:value="5.18562" calcext:value-type="float">
            <text:p>5.185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0.313" calcext:value-type="float">
            <text:p>170.313</text:p>
          </table:table-cell>
          <table:table-cell office:value-type="float" office:value="6.5327" calcext:value-type="float">
            <text:p>6.53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8767" calcext:value-type="float">
            <text:p>11.8767</text:p>
          </table:table-cell>
          <table:table-cell office:value-type="float" office:value="3.72095" calcext:value-type="float">
            <text:p>3.72095</text:p>
          </table:table-cell>
          <table:table-cell table:number-columns-repeated="2" office:value-type="float" office:value="99.5904" calcext:value-type="float">
            <text:p>99.5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5622" calcext:value-type="float">
            <text:p>12.5622</text:p>
          </table:table-cell>
          <table:table-cell office:value-type="float" office:value="3.70736" calcext:value-type="float">
            <text:p>3.707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.6846" calcext:value-type="float">
            <text:p>13.6846</text:p>
          </table:table-cell>
          <table:table-cell office:value-type="float" office:value="3.8814" calcext:value-type="float">
            <text:p>3.88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.2792" calcext:value-type="float">
            <text:p>16.2792</text:p>
          </table:table-cell>
          <table:table-cell office:value-type="float" office:value="4.01988" calcext:value-type="float">
            <text:p>4.019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9.7945" calcext:value-type="float">
            <text:p>49.7945</text:p>
          </table:table-cell>
          <table:table-cell office:value-type="float" office:value="4.59724" calcext:value-type="float">
            <text:p>4.59724</text:p>
          </table:table-cell>
          <table:table-cell office:value-type="float" office:value="736.33" calcext:value-type="float">
            <text:p>736.33</text:p>
          </table:table-cell>
          <table:table-cell office:value-type="float" office:value="565.011" calcext:value-type="float">
            <text:p>565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.8671" calcext:value-type="float">
            <text:p>58.8671</text:p>
          </table:table-cell>
          <table:table-cell office:value-type="float" office:value="5.27003" calcext:value-type="float">
            <text:p>5.270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0.106" calcext:value-type="float">
            <text:p>240.106</text:p>
          </table:table-cell>
          <table:table-cell office:value-type="float" office:value="5.89376" calcext:value-type="float">
            <text:p>5.89376</text:p>
          </table:table-cell>
          <table:table-cell table:number-columns-repeated="2" office:value-type="float" office:value="81.127" calcext:value-type="float">
            <text:p>81.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50545" calcext:value-type="float">
            <text:p>9.50545</text:p>
          </table:table-cell>
          <table:table-cell office:value-type="float" office:value="3.35903" calcext:value-type="float">
            <text:p>3.359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8723" calcext:value-type="float">
            <text:p>12.8723</text:p>
          </table:table-cell>
          <table:table-cell office:value-type="float" office:value="3.50415" calcext:value-type="float">
            <text:p>3.50415</text:p>
          </table:table-cell>
          <table:table-cell office:value-type="float" office:value="277.547" calcext:value-type="float">
            <text:p>277.547</text:p>
          </table:table-cell>
          <table:table-cell office:value-type="float" office:value="228.014" calcext:value-type="float">
            <text:p>228.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3296" calcext:value-type="float">
            <text:p>11.3296</text:p>
          </table:table-cell>
          <table:table-cell office:value-type="float" office:value="3.63758" calcext:value-type="float">
            <text:p>3.637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.2668" calcext:value-type="float">
            <text:p>13.2668</text:p>
          </table:table-cell>
          <table:table-cell office:value-type="float" office:value="3.78031" calcext:value-type="float">
            <text:p>3.780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.0687" calcext:value-type="float">
            <text:p>15.0687</text:p>
          </table:table-cell>
          <table:table-cell office:value-type="float" office:value="3.82977" calcext:value-type="float">
            <text:p>3.82977</text:p>
          </table:table-cell>
          <table:table-cell office:value-type="float" office:value="223.851" calcext:value-type="float">
            <text:p>223.851</text:p>
          </table:table-cell>
          <table:table-cell office:value-type="float" office:value="184.778" calcext:value-type="float">
            <text:p>184.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.896" calcext:value-type="float">
            <text:p>16.896</text:p>
          </table:table-cell>
          <table:table-cell office:value-type="float" office:value="4.01954" calcext:value-type="float">
            <text:p>4.019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.9506" calcext:value-type="float">
            <text:p>24.9506</text:p>
          </table:table-cell>
          <table:table-cell office:value-type="float" office:value="4.36799" calcext:value-type="float">
            <text:p>4.36799</text:p>
          </table:table-cell>
          <table:table-cell table:number-columns-repeated="2" office:value-type="float" office:value="313.298" calcext:value-type="float">
            <text:p>313.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4.1625" calcext:value-type="float">
            <text:p>84.1625</text:p>
          </table:table-cell>
          <table:table-cell office:value-type="float" office:value="5.4753" calcext:value-type="float">
            <text:p>5.47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3.3" calcext:value-type="float">
            <text:p>113.3</text:p>
          </table:table-cell>
          <table:table-cell office:value-type="float" office:value="5.24419" calcext:value-type="float">
            <text:p>5.244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0.829" calcext:value-type="float">
            <text:p>150.829</text:p>
          </table:table-cell>
          <table:table-cell office:value-type="float" office:value="4.90807" calcext:value-type="float">
            <text:p>4.908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.9802" calcext:value-type="float">
            <text:p>18.9802</text:p>
          </table:table-cell>
          <table:table-cell office:value-type="float" office:value="4.12086" calcext:value-type="float">
            <text:p>4.120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4.3328" calcext:value-type="float">
            <text:p>34.3328</text:p>
          </table:table-cell>
          <table:table-cell office:value-type="float" office:value="4.64827" calcext:value-type="float">
            <text:p>4.648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6.312" calcext:value-type="float">
            <text:p>206.312</text:p>
          </table:table-cell>
          <table:table-cell office:value-type="float" office:value="6.47656" calcext:value-type="float">
            <text:p>6.476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47481" calcext:value-type="float">
            <text:p>9.47481</text:p>
          </table:table-cell>
          <table:table-cell office:value-type="float" office:value="3.34584" calcext:value-type="float">
            <text:p>3.34584</text:p>
          </table:table-cell>
          <table:table-cell table:number-columns-repeated="2" office:value-type="float" office:value="93.6973" calcext:value-type="float">
            <text:p>93.6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56349" calcext:value-type="float">
            <text:p>7.56349</text:p>
          </table:table-cell>
          <table:table-cell office:value-type="float" office:value="3.27426" calcext:value-type="float">
            <text:p>3.274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61342" calcext:value-type="float">
            <text:p>8.61342</text:p>
          </table:table-cell>
          <table:table-cell office:value-type="float" office:value="3.4964" calcext:value-type="float">
            <text:p>3.49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66915" calcext:value-type="float">
            <text:p>9.66915</text:p>
          </table:table-cell>
          <table:table-cell office:value-type="float" office:value="3.49439" calcext:value-type="float">
            <text:p>3.49439</text:p>
          </table:table-cell>
          <table:table-cell table:number-columns-repeated="2" office:value-type="float" office:value="57.3933" calcext:value-type="float">
            <text:p>57.3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9155" calcext:value-type="float">
            <text:p>8.9155</text:p>
          </table:table-cell>
          <table:table-cell office:value-type="float" office:value="3.40418" calcext:value-type="float">
            <text:p>3.404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75827" calcext:value-type="float">
            <text:p>9.75827</text:p>
          </table:table-cell>
          <table:table-cell office:value-type="float" office:value="3.4603" calcext:value-type="float">
            <text:p>3.46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6213" calcext:value-type="float">
            <text:p>10.6213</text:p>
          </table:table-cell>
          <table:table-cell office:value-type="float" office:value="3.51794" calcext:value-type="float">
            <text:p>3.517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0288" calcext:value-type="float">
            <text:p>11.0288</text:p>
          </table:table-cell>
          <table:table-cell office:value-type="float" office:value="3.58062" calcext:value-type="float">
            <text:p>3.58062</text:p>
          </table:table-cell>
          <table:table-cell table:number-columns-repeated="2" office:value-type="float" office:value="143.345" calcext:value-type="float">
            <text:p>143.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959" calcext:value-type="float">
            <text:p>10.959</text:p>
          </table:table-cell>
          <table:table-cell office:value-type="float" office:value="3.51805" calcext:value-type="float">
            <text:p>3.518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4.972" calcext:value-type="float">
            <text:p>244.972</text:p>
          </table:table-cell>
          <table:table-cell office:value-type="float" office:value="5.94648" calcext:value-type="float">
            <text:p>5.946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1.9835" calcext:value-type="float">
            <text:p>41.9835</text:p>
          </table:table-cell>
          <table:table-cell office:value-type="float" office:value="3.95332" calcext:value-type="float">
            <text:p>3.953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.7591" calcext:value-type="float">
            <text:p>23.7591</text:p>
          </table:table-cell>
          <table:table-cell office:value-type="float" office:value="4.04739" calcext:value-type="float">
            <text:p>4.04739</text:p>
          </table:table-cell>
          <table:table-cell table:number-columns-repeated="2" office:value-type="float" office:value="36.0336" calcext:value-type="float">
            <text:p>36.0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9.873" calcext:value-type="float">
            <text:p>169.873</text:p>
          </table:table-cell>
          <table:table-cell office:value-type="float" office:value="5.16485" calcext:value-type="float">
            <text:p>5.164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6003" calcext:value-type="float">
            <text:p>18.6003</text:p>
          </table:table-cell>
          <table:table-cell office:value-type="float" office:value="3.27799" calcext:value-type="float">
            <text:p>3.27799</text:p>
          </table:table-cell>
          <table:table-cell office:value-type="float" office:value="438.957" calcext:value-type="float">
            <text:p>438.957</text:p>
          </table:table-cell>
          <table:table-cell office:value-type="float" office:value="373.43" calcext:value-type="float">
            <text:p>373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09161" calcext:value-type="float">
            <text:p>8.09161</text:p>
          </table:table-cell>
          <table:table-cell office:value-type="float" office:value="3.29184" calcext:value-type="float">
            <text:p>3.291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85583" calcext:value-type="float">
            <text:p>8.85583</text:p>
          </table:table-cell>
          <table:table-cell office:value-type="float" office:value="3.45581" calcext:value-type="float">
            <text:p>3.455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792" calcext:value-type="float">
            <text:p>9.792</text:p>
          </table:table-cell>
          <table:table-cell office:value-type="float" office:value="3.54091" calcext:value-type="float">
            <text:p>3.540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.9462" calcext:value-type="float">
            <text:p>33.9462</text:p>
          </table:table-cell>
          <table:table-cell office:value-type="float" office:value="4.03706" calcext:value-type="float">
            <text:p>4.037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.0688" calcext:value-type="float">
            <text:p>13.0688</text:p>
          </table:table-cell>
          <table:table-cell office:value-type="float" office:value="3.71979" calcext:value-type="float">
            <text:p>3.719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0958" calcext:value-type="float">
            <text:p>10.0958</text:p>
          </table:table-cell>
          <table:table-cell office:value-type="float" office:value="3.47821" calcext:value-type="float">
            <text:p>3.478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9076" calcext:value-type="float">
            <text:p>10.9076</text:p>
          </table:table-cell>
          <table:table-cell office:value-type="float" office:value="3.68581" calcext:value-type="float">
            <text:p>3.685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.0083" calcext:value-type="float">
            <text:p>13.0083</text:p>
          </table:table-cell>
          <table:table-cell office:value-type="float" office:value="4.02628" calcext:value-type="float">
            <text:p>4.026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.7493" calcext:value-type="float">
            <text:p>15.7493</text:p>
          </table:table-cell>
          <table:table-cell office:value-type="float" office:value="4.4862" calcext:value-type="float">
            <text:p>4.48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.6383" calcext:value-type="float">
            <text:p>20.6383</text:p>
          </table:table-cell>
          <table:table-cell office:value-type="float" office:value="4.64871" calcext:value-type="float">
            <text:p>4.648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.2131" calcext:value-type="float">
            <text:p>33.2131</text:p>
          </table:table-cell>
          <table:table-cell office:value-type="float" office:value="4.96807" calcext:value-type="float">
            <text:p>4.968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2.395" calcext:value-type="float">
            <text:p>192.395</text:p>
          </table:table-cell>
          <table:table-cell office:value-type="float" office:value="5.95387" calcext:value-type="float">
            <text:p>5.953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.6203" calcext:value-type="float">
            <text:p>23.6203</text:p>
          </table:table-cell>
          <table:table-cell office:value-type="float" office:value="3.95253" calcext:value-type="float">
            <text:p>3.952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6.521" calcext:value-type="float">
            <text:p>186.521</text:p>
          </table:table-cell>
          <table:table-cell office:value-type="float" office:value="6.0932" calcext:value-type="float">
            <text:p>6.09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5678" calcext:value-type="float">
            <text:p>12.5678</text:p>
          </table:table-cell>
          <table:table-cell office:value-type="float" office:value="3.45809" calcext:value-type="float">
            <text:p>3.45809</text:p>
          </table:table-cell>
          <table:table-cell table:number-columns-repeated="2" office:value-type="float" office:value="179.749" calcext:value-type="float">
            <text:p>179.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.486" calcext:value-type="float">
            <text:p>33.486</text:p>
          </table:table-cell>
          <table:table-cell office:value-type="float" office:value="3.59603" calcext:value-type="float">
            <text:p>3.596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.5853" calcext:value-type="float">
            <text:p>13.5853</text:p>
          </table:table-cell>
          <table:table-cell office:value-type="float" office:value="3.61631" calcext:value-type="float">
            <text:p>3.616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.5012" calcext:value-type="float">
            <text:p>18.5012</text:p>
          </table:table-cell>
          <table:table-cell office:value-type="float" office:value="3.77985" calcext:value-type="float">
            <text:p>3.779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6.428" calcext:value-type="float">
            <text:p>116.428</text:p>
          </table:table-cell>
          <table:table-cell office:value-type="float" office:value="4.07643" calcext:value-type="float">
            <text:p>4.07643</text:p>
          </table:table-cell>
          <table:table-cell office:value-type="float" office:value="919.222" calcext:value-type="float">
            <text:p>919.222</text:p>
          </table:table-cell>
          <table:table-cell office:value-type="float" office:value="637.734" calcext:value-type="float">
            <text:p>637.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6.5509" calcext:value-type="float">
            <text:p>46.5509</text:p>
          </table:table-cell>
          <table:table-cell office:value-type="float" office:value="4.28846" calcext:value-type="float">
            <text:p>4.288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5.308" calcext:value-type="float">
            <text:p>195.308</text:p>
          </table:table-cell>
          <table:table-cell office:value-type="float" office:value="4.89442" calcext:value-type="float">
            <text:p>4.894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0506" calcext:value-type="float">
            <text:p>11.0506</text:p>
          </table:table-cell>
          <table:table-cell office:value-type="float" office:value="2.99684" calcext:value-type="float">
            <text:p>2.996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3.22675" calcext:value-type="float">
            <text:p>3.22675</text:p>
          </table:table-cell>
          <table:table-cell office:value-type="float" office:value="327.671" calcext:value-type="float">
            <text:p>327.671</text:p>
          </table:table-cell>
          <table:table-cell office:value-type="float" office:value="263.406" calcext:value-type="float">
            <text:p>263.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4681" calcext:value-type="float">
            <text:p>15.4681</text:p>
          </table:table-cell>
          <table:table-cell office:value-type="float" office:value="3.26191" calcext:value-type="float">
            <text:p>3.26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.4646" calcext:value-type="float">
            <text:p>18.4646</text:p>
          </table:table-cell>
          <table:table-cell office:value-type="float" office:value="3.33803" calcext:value-type="float">
            <text:p>3.338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9.8786" calcext:value-type="float">
            <text:p>29.8786</text:p>
          </table:table-cell>
          <table:table-cell office:value-type="float" office:value="3.71331" calcext:value-type="float">
            <text:p>3.713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3.073" calcext:value-type="float">
            <text:p>203.073</text:p>
          </table:table-cell>
          <table:table-cell office:value-type="float" office:value="5.44276" calcext:value-type="float">
            <text:p>5.442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.1485" calcext:value-type="float">
            <text:p>13.1485</text:p>
          </table:table-cell>
          <table:table-cell office:value-type="float" office:value="3.11008" calcext:value-type="float">
            <text:p>3.110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.7673" calcext:value-type="float">
            <text:p>15.7673</text:p>
          </table:table-cell>
          <table:table-cell office:value-type="float" office:value="3.441" calcext:value-type="float">
            <text:p>3.4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.8953" calcext:value-type="float">
            <text:p>14.8953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.0144" calcext:value-type="float">
            <text:p>19.0144</text:p>
          </table:table-cell>
          <table:table-cell office:value-type="float" office:value="3.52477" calcext:value-type="float">
            <text:p>3.524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.0843" calcext:value-type="float">
            <text:p>34.0843</text:p>
          </table:table-cell>
          <table:table-cell office:value-type="float" office:value="3.98621" calcext:value-type="float">
            <text:p>3.986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6.987" calcext:value-type="float">
            <text:p>226.987</text:p>
          </table:table-cell>
          <table:table-cell office:value-type="float" office:value="5.63466" calcext:value-type="float">
            <text:p>5.634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.2128" calcext:value-type="float">
            <text:p>14.2128</text:p>
          </table:table-cell>
          <table:table-cell office:value-type="float" office:value="3.20162" calcext:value-type="float">
            <text:p>3.20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.3043" calcext:value-type="float">
            <text:p>16.3043</text:p>
          </table:table-cell>
          <table:table-cell office:value-type="float" office:value="3.12589" calcext:value-type="float">
            <text:p>3.125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2.11" calcext:value-type="float">
            <text:p>192.11</text:p>
          </table:table-cell>
          <table:table-cell office:value-type="float" office:value="6.55672" calcext:value-type="float">
            <text:p>6.556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04.198" calcext:value-type="float">
            <text:p>304.198</text:p>
          </table:table-cell>
          <table:table-cell office:value-type="float" office:value="5.19533" calcext:value-type="float">
            <text:p>5.195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5.29" calcext:value-type="float">
            <text:p>485.29</text:p>
          </table:table-cell>
          <table:table-cell office:value-type="float" office:value="5.74687" calcext:value-type="float">
            <text:p>5.746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9.312" calcext:value-type="float">
            <text:p>119.312</text:p>
          </table:table-cell>
          <table:table-cell office:value-type="float" office:value="2.65868" calcext:value-type="float">
            <text:p>2.658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5.687" calcext:value-type="float">
            <text:p>125.687</text:p>
          </table:table-cell>
          <table:table-cell office:value-type="float" office:value="2.93298" calcext:value-type="float">
            <text:p>2.93298</text:p>
          </table:table-cell>
          <table:table-cell table:number-columns-repeated="2" office:value-type="float" office:value="157.717" calcext:value-type="float">
            <text:p>157.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17.612" calcext:value-type="float">
            <text:p>317.612</text:p>
          </table:table-cell>
          <table:table-cell office:value-type="float" office:value="4.029" calcext:value-type="float">
            <text:p>4.0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37278" calcext:value-type="float">
            <text:p>7.37278</text:p>
          </table:table-cell>
          <table:table-cell office:value-type="float" office:value="2.44805" calcext:value-type="float">
            <text:p>2.448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74714" calcext:value-type="float">
            <text:p>4.74714</text:p>
          </table:table-cell>
          <table:table-cell office:value-type="float" office:value="2.15675" calcext:value-type="float">
            <text:p>2.156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97504" calcext:value-type="float">
            <text:p>4.97504</text:p>
          </table:table-cell>
          <table:table-cell office:value-type="float" office:value="2.19202" calcext:value-type="float">
            <text:p>2.192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14768" calcext:value-type="float">
            <text:p>5.14768</text:p>
          </table:table-cell>
          <table:table-cell office:value-type="float" office:value="2.23213" calcext:value-type="float">
            <text:p>2.232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57672" calcext:value-type="float">
            <text:p>5.57672</text:p>
          </table:table-cell>
          <table:table-cell office:value-type="float" office:value="2.28226" calcext:value-type="float">
            <text:p>2.282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05947" calcext:value-type="float">
            <text:p>6.05947</text:p>
          </table:table-cell>
          <table:table-cell office:value-type="float" office:value="2.35376" calcext:value-type="float">
            <text:p>2.353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01458" calcext:value-type="float">
            <text:p>8.01458</text:p>
          </table:table-cell>
          <table:table-cell office:value-type="float" office:value="2.52439" calcext:value-type="float">
            <text:p>2.524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25603" calcext:value-type="float">
            <text:p>8.25603</text:p>
          </table:table-cell>
          <table:table-cell office:value-type="float" office:value="2.43104" calcext:value-type="float">
            <text:p>2.431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6688" calcext:value-type="float">
            <text:p>8.6688</text:p>
          </table:table-cell>
          <table:table-cell office:value-type="float" office:value="2.45376" calcext:value-type="float">
            <text:p>2.453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45557" calcext:value-type="float">
            <text:p>7.45557</text:p>
          </table:table-cell>
          <table:table-cell office:value-type="float" office:value="2.32269" calcext:value-type="float">
            <text:p>2.322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59037" calcext:value-type="float">
            <text:p>8.59037</text:p>
          </table:table-cell>
          <table:table-cell office:value-type="float" office:value="2.39061" calcext:value-type="float">
            <text:p>2.390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78185" calcext:value-type="float">
            <text:p>9.78185</text:p>
          </table:table-cell>
          <table:table-cell office:value-type="float" office:value="2.4824" calcext:value-type="float">
            <text:p>2.48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934" calcext:value-type="float">
            <text:p>11.934</text:p>
          </table:table-cell>
          <table:table-cell office:value-type="float" office:value="2.62887" calcext:value-type="float">
            <text:p>2.628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.0264" calcext:value-type="float">
            <text:p>17.0264</text:p>
          </table:table-cell>
          <table:table-cell office:value-type="float" office:value="2.79312" calcext:value-type="float">
            <text:p>2.793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.5255" calcext:value-type="float">
            <text:p>19.5255</text:p>
          </table:table-cell>
          <table:table-cell office:value-type="float" office:value="2.74892" calcext:value-type="float">
            <text:p>2.748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.8" calcext:value-type="float">
            <text:p>34.8</text:p>
          </table:table-cell>
          <table:table-cell office:value-type="float" office:value="3.23471" calcext:value-type="float">
            <text:p>3.234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4.863" calcext:value-type="float">
            <text:p>284.863</text:p>
          </table:table-cell>
          <table:table-cell office:value-type="float" office:value="5.22257" calcext:value-type="float">
            <text:p>5.222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38307" calcext:value-type="float">
            <text:p>2.38307</text:p>
          </table:table-cell>
          <table:table-cell office:value-type="float" office:value="1.86991" calcext:value-type="float">
            <text:p>1.869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41601" calcext:value-type="float">
            <text:p>2.41601</text:p>
          </table:table-cell>
          <table:table-cell office:value-type="float" office:value="1.88408" calcext:value-type="float">
            <text:p>1.884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44671" calcext:value-type="float">
            <text:p>2.44671</text:p>
          </table:table-cell>
          <table:table-cell office:value-type="float" office:value="1.89877" calcext:value-type="float">
            <text:p>1.898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9136" calcext:value-type="float">
            <text:p>6.79136</text:p>
          </table:table-cell>
          <table:table-cell office:value-type="float" office:value="1.95463" calcext:value-type="float">
            <text:p>1.95463</text:p>
          </table:table-cell>
          <table:table-cell table:number-columns-repeated="2" office:value-type="float" office:value="210.151" calcext:value-type="float">
            <text:p>210.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5672" calcext:value-type="float">
            <text:p>2.55672</text:p>
          </table:table-cell>
          <table:table-cell office:value-type="float" office:value="1.93046" calcext:value-type="float">
            <text:p>1.930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0219" calcext:value-type="float">
            <text:p>6.0219</text:p>
          </table:table-cell>
          <table:table-cell office:value-type="float" office:value="2.19036" calcext:value-type="float">
            <text:p>2.19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21361" calcext:value-type="float">
            <text:p>3.21361</text:p>
          </table:table-cell>
          <table:table-cell office:value-type="float" office:value="1.98132" calcext:value-type="float">
            <text:p>1.98132</text:p>
          </table:table-cell>
          <table:table-cell table:number-columns-repeated="2" office:value-type="float" office:value="105.185" calcext:value-type="float">
            <text:p>105.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6992" calcext:value-type="float">
            <text:p>2.6992</text:p>
          </table:table-cell>
          <table:table-cell office:value-type="float" office:value="1.986" calcext:value-type="float">
            <text:p>1.9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08331" calcext:value-type="float">
            <text:p>6.08331</text:p>
          </table:table-cell>
          <table:table-cell office:value-type="float" office:value="2.26157" calcext:value-type="float">
            <text:p>2.26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3109" calcext:value-type="float">
            <text:p>6.73109</text:p>
          </table:table-cell>
          <table:table-cell office:value-type="float" office:value="2.8566" calcext:value-type="float">
            <text:p>2.85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4.854" calcext:value-type="float">
            <text:p>124.854</text:p>
          </table:table-cell>
          <table:table-cell office:value-type="float" office:value="3.03746" calcext:value-type="float">
            <text:p>3.037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03593" calcext:value-type="float">
            <text:p>3.03593</text:p>
          </table:table-cell>
          <table:table-cell office:value-type="float" office:value="2.0993" calcext:value-type="float">
            <text:p>2.09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15673" calcext:value-type="float">
            <text:p>3.15673</text:p>
          </table:table-cell>
          <table:table-cell office:value-type="float" office:value="2.13131" calcext:value-type="float">
            <text:p>2.131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359" calcext:value-type="float">
            <text:p>3.359</text:p>
          </table:table-cell>
          <table:table-cell office:value-type="float" office:value="2.16791" calcext:value-type="float">
            <text:p>2.16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48731" calcext:value-type="float">
            <text:p>3.48731</text:p>
          </table:table-cell>
          <table:table-cell office:value-type="float" office:value="2.21115" calcext:value-type="float">
            <text:p>2.211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8097" calcext:value-type="float">
            <text:p>3.8097</text:p>
          </table:table-cell>
          <table:table-cell office:value-type="float" office:value="2.26503" calcext:value-type="float">
            <text:p>2.265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33234" calcext:value-type="float">
            <text:p>4.33234</text:p>
          </table:table-cell>
          <table:table-cell office:value-type="float" office:value="2.34079" calcext:value-type="float">
            <text:p>2.340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59463" calcext:value-type="float">
            <text:p>5.59463</text:p>
          </table:table-cell>
          <table:table-cell office:value-type="float" office:value="2.4725" calcext:value-type="float">
            <text:p>2.47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95819" calcext:value-type="float">
            <text:p>8.95819</text:p>
          </table:table-cell>
          <table:table-cell office:value-type="float" office:value="2.66668" calcext:value-type="float">
            <text:p>2.666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12375" calcext:value-type="float">
            <text:p>6.12375</text:p>
          </table:table-cell>
          <table:table-cell office:value-type="float" office:value="2.36272" calcext:value-type="float">
            <text:p>2.362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59599" calcext:value-type="float">
            <text:p>5.59599</text:p>
          </table:table-cell>
          <table:table-cell office:value-type="float" office:value="2.36495" calcext:value-type="float">
            <text:p>2.364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4.711" calcext:value-type="float">
            <text:p>304.711</text:p>
          </table:table-cell>
          <table:table-cell office:value-type="float" office:value="3.99761" calcext:value-type="float">
            <text:p>3.99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04206" calcext:value-type="float">
            <text:p>4.04206</text:p>
          </table:table-cell>
          <table:table-cell office:value-type="float" office:value="2.20252" calcext:value-type="float">
            <text:p>2.20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46382" calcext:value-type="float">
            <text:p>5.46382</text:p>
          </table:table-cell>
          <table:table-cell office:value-type="float" office:value="2.30993" calcext:value-type="float">
            <text:p>2.309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56459" calcext:value-type="float">
            <text:p>9.56459</text:p>
          </table:table-cell>
          <table:table-cell office:value-type="float" office:value="2.38833" calcext:value-type="float">
            <text:p>2.388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09822" calcext:value-type="float">
            <text:p>6.09822</text:p>
          </table:table-cell>
          <table:table-cell office:value-type="float" office:value="2.31686" calcext:value-type="float">
            <text:p>2.31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98081" calcext:value-type="float">
            <text:p>2.98081</text:p>
          </table:table-cell>
          <table:table-cell office:value-type="float" office:value="2.08306" calcext:value-type="float">
            <text:p>2.083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05851" calcext:value-type="float">
            <text:p>3.05851</text:p>
          </table:table-cell>
          <table:table-cell office:value-type="float" office:value="2.11089" calcext:value-type="float">
            <text:p>2.110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26354" calcext:value-type="float">
            <text:p>3.26354</text:p>
          </table:table-cell>
          <table:table-cell office:value-type="float" office:value="2.1445" calcext:value-type="float">
            <text:p>2.14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96356" calcext:value-type="float">
            <text:p>4.96356</text:p>
          </table:table-cell>
          <table:table-cell office:value-type="float" office:value="2.26803" calcext:value-type="float">
            <text:p>2.268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78445" calcext:value-type="float">
            <text:p>3.78445</text:p>
          </table:table-cell>
          <table:table-cell office:value-type="float" office:value="2.30733" calcext:value-type="float">
            <text:p>2.307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25033" calcext:value-type="float">
            <text:p>4.25033</text:p>
          </table:table-cell>
          <table:table-cell office:value-type="float" office:value="2.42198" calcext:value-type="float">
            <text:p>2.42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19227" calcext:value-type="float">
            <text:p>5.19227</text:p>
          </table:table-cell>
          <table:table-cell office:value-type="float" office:value="2.56826" calcext:value-type="float">
            <text:p>2.568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75941" calcext:value-type="float">
            <text:p>9.75941</text:p>
          </table:table-cell>
          <table:table-cell office:value-type="float" office:value="2.9009" calcext:value-type="float">
            <text:p>2.90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5621" calcext:value-type="float">
            <text:p>10.5621</text:p>
          </table:table-cell>
          <table:table-cell office:value-type="float" office:value="2.81456" calcext:value-type="float">
            <text:p>2.814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26398" calcext:value-type="float">
            <text:p>8.26398</text:p>
          </table:table-cell>
          <table:table-cell office:value-type="float" office:value="2.7026" calcext:value-type="float">
            <text:p>2.70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01675" calcext:value-type="float">
            <text:p>3.01675</text:p>
          </table:table-cell>
          <table:table-cell office:value-type="float" office:value="2.18273" calcext:value-type="float">
            <text:p>2.182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1299" calcext:value-type="float">
            <text:p>3.1299</text:p>
          </table:table-cell>
          <table:table-cell office:value-type="float" office:value="2.22775" calcext:value-type="float">
            <text:p>2.227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32208" calcext:value-type="float">
            <text:p>3.32208</text:p>
          </table:table-cell>
          <table:table-cell office:value-type="float" office:value="2.28536" calcext:value-type="float">
            <text:p>2.285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73213" calcext:value-type="float">
            <text:p>3.73213</text:p>
          </table:table-cell>
          <table:table-cell office:value-type="float" office:value="2.3709" calcext:value-type="float">
            <text:p>2.37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29758" calcext:value-type="float">
            <text:p>5.29758</text:p>
          </table:table-cell>
          <table:table-cell office:value-type="float" office:value="2.56372" calcext:value-type="float">
            <text:p>2.563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68261" calcext:value-type="float">
            <text:p>8.68261</text:p>
          </table:table-cell>
          <table:table-cell office:value-type="float" office:value="2.66817" calcext:value-type="float">
            <text:p>2.668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67658" calcext:value-type="float">
            <text:p>5.67658</text:p>
          </table:table-cell>
          <table:table-cell office:value-type="float" office:value="2.38197" calcext:value-type="float">
            <text:p>2.381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29639" calcext:value-type="float">
            <text:p>3.29639</text:p>
          </table:table-cell>
          <table:table-cell office:value-type="float" office:value="2.2627" calcext:value-type="float">
            <text:p>2.26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52861" calcext:value-type="float">
            <text:p>3.52861</text:p>
          </table:table-cell>
          <table:table-cell office:value-type="float" office:value="2.31332" calcext:value-type="float">
            <text:p>2.313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15451" calcext:value-type="float">
            <text:p>4.15451</text:p>
          </table:table-cell>
          <table:table-cell office:value-type="float" office:value="2.39214" calcext:value-type="float">
            <text:p>2.392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0433" calcext:value-type="float">
            <text:p>5.0433</text:p>
          </table:table-cell>
          <table:table-cell office:value-type="float" office:value="2.50543" calcext:value-type="float">
            <text:p>2.505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4.849" calcext:value-type="float">
            <text:p>134.849</text:p>
          </table:table-cell>
          <table:table-cell office:value-type="float" office:value="3.43189" calcext:value-type="float">
            <text:p>3.43189</text:p>
          </table:table-cell>
          <table:table-cell office:value-type="float" office:value="724.601" calcext:value-type="float">
            <text:p>724.601</text:p>
          </table:table-cell>
          <table:table-cell office:value-type="float" office:value="486.197" calcext:value-type="float">
            <text:p>486.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3193" calcext:value-type="float">
            <text:p>3.3193</text:p>
          </table:table-cell>
          <table:table-cell office:value-type="float" office:value="2.30705" calcext:value-type="float">
            <text:p>2.307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30883" calcext:value-type="float">
            <text:p>6.30883</text:p>
          </table:table-cell>
          <table:table-cell office:value-type="float" office:value="2.41524" calcext:value-type="float">
            <text:p>2.41524</text:p>
          </table:table-cell>
          <table:table-cell table:number-columns-repeated="2" office:value-type="float" office:value="182.48" calcext:value-type="float">
            <text:p>182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92288" calcext:value-type="float">
            <text:p>3.92288</text:p>
          </table:table-cell>
          <table:table-cell office:value-type="float" office:value="2.45744" calcext:value-type="float">
            <text:p>2.457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19164" calcext:value-type="float">
            <text:p>5.19164</text:p>
          </table:table-cell>
          <table:table-cell office:value-type="float" office:value="2.73216" calcext:value-type="float">
            <text:p>2.73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.2831" calcext:value-type="float">
            <text:p>10.2831</text:p>
          </table:table-cell>
          <table:table-cell office:value-type="float" office:value="3.16029" calcext:value-type="float">
            <text:p>3.160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5591" calcext:value-type="float">
            <text:p>6.65591</text:p>
          </table:table-cell>
          <table:table-cell office:value-type="float" office:value="2.60797" calcext:value-type="float">
            <text:p>2.607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87945" calcext:value-type="float">
            <text:p>3.87945</text:p>
          </table:table-cell>
          <table:table-cell office:value-type="float" office:value="2.43813" calcext:value-type="float">
            <text:p>2.438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06786" calcext:value-type="float">
            <text:p>5.06786</text:p>
          </table:table-cell>
          <table:table-cell office:value-type="float" office:value="2.60306" calcext:value-type="float">
            <text:p>2.603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40037" calcext:value-type="float">
            <text:p>6.40037</text:p>
          </table:table-cell>
          <table:table-cell office:value-type="float" office:value="2.62137" calcext:value-type="float">
            <text:p>2.621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29762" calcext:value-type="float">
            <text:p>7.29762</text:p>
          </table:table-cell>
          <table:table-cell office:value-type="float" office:value="2.68359" calcext:value-type="float">
            <text:p>2.683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76065" calcext:value-type="float">
            <text:p>3.76065</text:p>
          </table:table-cell>
          <table:table-cell office:value-type="float" office:value="2.40222" calcext:value-type="float">
            <text:p>2.40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38802" calcext:value-type="float">
            <text:p>5.38802</text:p>
          </table:table-cell>
          <table:table-cell office:value-type="float" office:value="2.58089" calcext:value-type="float">
            <text:p>2.580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82853" calcext:value-type="float">
            <text:p>5.82853</text:p>
          </table:table-cell>
          <table:table-cell office:value-type="float" office:value="2.45266" calcext:value-type="float">
            <text:p>2.452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95538" calcext:value-type="float">
            <text:p>3.95538</text:p>
          </table:table-cell>
          <table:table-cell office:value-type="float" office:value="2.42134" calcext:value-type="float">
            <text:p>2.421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3.3803" calcext:value-type="float">
            <text:p>33.3803</text:p>
          </table:table-cell>
          <table:table-cell office:value-type="float" office:value="2.90581" calcext:value-type="float">
            <text:p>2.90581</text:p>
          </table:table-cell>
          <table:table-cell office:value-type="float" office:value="420.227" calcext:value-type="float">
            <text:p>420.227</text:p>
          </table:table-cell>
          <table:table-cell office:value-type="float" office:value="369.347" calcext:value-type="float">
            <text:p>369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40791" calcext:value-type="float">
            <text:p>3.40791</text:p>
          </table:table-cell>
          <table:table-cell office:value-type="float" office:value="2.3215" calcext:value-type="float">
            <text:p>2.32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63366" calcext:value-type="float">
            <text:p>3.63366</text:p>
          </table:table-cell>
          <table:table-cell office:value-type="float" office:value="2.37761" calcext:value-type="float">
            <text:p>2.37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.8942" calcext:value-type="float">
            <text:p>15.8942</text:p>
          </table:table-cell>
          <table:table-cell office:value-type="float" office:value="2.60644" calcext:value-type="float">
            <text:p>2.60644</text:p>
          </table:table-cell>
          <table:table-cell office:value-type="float" office:value="299.341" calcext:value-type="float">
            <text:p>299.341</text:p>
          </table:table-cell>
          <table:table-cell office:value-type="float" office:value="279.093" calcext:value-type="float">
            <text:p>279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35244" calcext:value-type="float">
            <text:p>4.35244</text:p>
          </table:table-cell>
          <table:table-cell office:value-type="float" office:value="2.54602" calcext:value-type="float">
            <text:p>2.546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15845" calcext:value-type="float">
            <text:p>5.15845</text:p>
          </table:table-cell>
          <table:table-cell office:value-type="float" office:value="2.6975" calcext:value-type="float">
            <text:p>2.69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48011" calcext:value-type="float">
            <text:p>8.48011</text:p>
          </table:table-cell>
          <table:table-cell office:value-type="float" office:value="2.98918" calcext:value-type="float">
            <text:p>2.989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75399" calcext:value-type="float">
            <text:p>8.75399</text:p>
          </table:table-cell>
          <table:table-cell office:value-type="float" office:value="2.88433" calcext:value-type="float">
            <text:p>2.884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.52946" calcext:value-type="float">
            <text:p>9.52946</text:p>
          </table:table-cell>
          <table:table-cell office:value-type="float" office:value="2.94211" calcext:value-type="float">
            <text:p>2.942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.4567" calcext:value-type="float">
            <text:p>18.4567</text:p>
          </table:table-cell>
          <table:table-cell office:value-type="float" office:value="2.64351" calcext:value-type="float">
            <text:p>2.64351</text:p>
          </table:table-cell>
          <table:table-cell office:value-type="float" office:value="249.591" calcext:value-type="float">
            <text:p>249.591</text:p>
          </table:table-cell>
          <table:table-cell office:value-type="float" office:value="202.288" calcext:value-type="float">
            <text:p>202.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23625" calcext:value-type="float">
            <text:p>3.23625</text:p>
          </table:table-cell>
          <table:table-cell office:value-type="float" office:value="2.23026" calcext:value-type="float">
            <text:p>2.230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4527" calcext:value-type="float">
            <text:p>3.4527</text:p>
          </table:table-cell>
          <table:table-cell office:value-type="float" office:value="2.2766" calcext:value-type="float">
            <text:p>2.27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65804" calcext:value-type="float">
            <text:p>3.65804</text:p>
          </table:table-cell>
          <table:table-cell office:value-type="float" office:value="2.33414" calcext:value-type="float">
            <text:p>2.334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968" calcext:value-type="float">
            <text:p>3.968</text:p>
          </table:table-cell>
          <table:table-cell office:value-type="float" office:value="2.40683" calcext:value-type="float">
            <text:p>2.406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34099" calcext:value-type="float">
            <text:p>4.34099</text:p>
          </table:table-cell>
          <table:table-cell office:value-type="float" office:value="2.50254" calcext:value-type="float">
            <text:p>2.50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68255" calcext:value-type="float">
            <text:p>5.68255</text:p>
          </table:table-cell>
          <table:table-cell office:value-type="float" office:value="2.68443" calcext:value-type="float">
            <text:p>2.684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40972" calcext:value-type="float">
            <text:p>7.40972</text:p>
          </table:table-cell>
          <table:table-cell office:value-type="float" office:value="2.75444" calcext:value-type="float">
            <text:p>2.754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69.98" calcext:value-type="float">
            <text:p>269.98</text:p>
          </table:table-cell>
          <table:table-cell office:value-type="float" office:value="5.02008" calcext:value-type="float">
            <text:p>5.020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5.387" calcext:value-type="float">
            <text:p>245.387</text:p>
          </table:table-cell>
          <table:table-cell office:value-type="float" office:value="4.34979" calcext:value-type="float">
            <text:p>4.349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96312" calcext:value-type="float">
            <text:p>6.96312</text:p>
          </table:table-cell>
          <table:table-cell office:value-type="float" office:value="2.61414" calcext:value-type="float">
            <text:p>2.614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89669" calcext:value-type="float">
            <text:p>4.89669</text:p>
          </table:table-cell>
          <table:table-cell office:value-type="float" office:value="2.55351" calcext:value-type="float">
            <text:p>2.553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20703" calcext:value-type="float">
            <text:p>6.20703</text:p>
          </table:table-cell>
          <table:table-cell office:value-type="float" office:value="2.74554" calcext:value-type="float">
            <text:p>2.745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.9701" calcext:value-type="float">
            <text:p>12.9701</text:p>
          </table:table-cell>
          <table:table-cell office:value-type="float" office:value="3.7244" calcext:value-type="float">
            <text:p>3.72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9169" calcext:value-type="float">
            <text:p>10.9169</text:p>
          </table:table-cell>
          <table:table-cell office:value-type="float" office:value="2.84308" calcext:value-type="float">
            <text:p>2.843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57607" calcext:value-type="float">
            <text:p>7.57607</text:p>
          </table:table-cell>
          <table:table-cell office:value-type="float" office:value="2.73736" calcext:value-type="float">
            <text:p>2.737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35705" calcext:value-type="float">
            <text:p>6.35705</text:p>
          </table:table-cell>
          <table:table-cell office:value-type="float" office:value="2.72502" calcext:value-type="float">
            <text:p>2.725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.16632" calcext:value-type="float">
            <text:p>9.16632</text:p>
          </table:table-cell>
          <table:table-cell office:value-type="float" office:value="3.03338" calcext:value-type="float">
            <text:p>3.033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6403" calcext:value-type="float">
            <text:p>6.76403</text:p>
          </table:table-cell>
          <table:table-cell office:value-type="float" office:value="2.52886" calcext:value-type="float">
            <text:p>2.528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.4732" calcext:value-type="float">
            <text:p>11.4732</text:p>
          </table:table-cell>
          <table:table-cell office:value-type="float" office:value="2.9168" calcext:value-type="float">
            <text:p>2.9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.6685" calcext:value-type="float">
            <text:p>21.6685</text:p>
          </table:table-cell>
          <table:table-cell office:value-type="float" office:value="3.05622" calcext:value-type="float">
            <text:p>3.056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99903" calcext:value-type="float">
            <text:p>1.99903</text:p>
          </table:table-cell>
          <table:table-cell office:value-type="float" office:value="1.74057" calcext:value-type="float">
            <text:p>1.740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1637" calcext:value-type="float">
            <text:p>3.1637</text:p>
          </table:table-cell>
          <table:table-cell office:value-type="float" office:value="1.81611" calcext:value-type="float">
            <text:p>1.816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02328" calcext:value-type="float">
            <text:p>2.02328</text:p>
          </table:table-cell>
          <table:table-cell office:value-type="float" office:value="1.75927" calcext:value-type="float">
            <text:p>1.759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50321" calcext:value-type="float">
            <text:p>3.50321</text:p>
          </table:table-cell>
          <table:table-cell office:value-type="float" office:value="1.88265" calcext:value-type="float">
            <text:p>1.882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81767" calcext:value-type="float">
            <text:p>6.81767</text:p>
          </table:table-cell>
          <table:table-cell office:value-type="float" office:value="2.03291" calcext:value-type="float">
            <text:p>2.03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08149" calcext:value-type="float">
            <text:p>2.08149</text:p>
          </table:table-cell>
          <table:table-cell office:value-type="float" office:value="1.78869" calcext:value-type="float">
            <text:p>1.78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10839" calcext:value-type="float">
            <text:p>2.10839</text:p>
          </table:table-cell>
          <table:table-cell office:value-type="float" office:value="1.799" calcext:value-type="float">
            <text:p>1.7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12612" calcext:value-type="float">
            <text:p>2.12612</text:p>
          </table:table-cell>
          <table:table-cell office:value-type="float" office:value="1.81004" calcext:value-type="float">
            <text:p>1.81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98483" calcext:value-type="float">
            <text:p>2.98483</text:p>
          </table:table-cell>
          <table:table-cell office:value-type="float" office:value="1.84977" calcext:value-type="float">
            <text:p>1.849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19592" calcext:value-type="float">
            <text:p>2.19592</text:p>
          </table:table-cell>
          <table:table-cell office:value-type="float" office:value="1.85384" calcext:value-type="float">
            <text:p>1.85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18821" calcext:value-type="float">
            <text:p>2.18821</text:p>
          </table:table-cell>
          <table:table-cell office:value-type="float" office:value="1.86698" calcext:value-type="float">
            <text:p>1.866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24295" calcext:value-type="float">
            <text:p>2.24295</text:p>
          </table:table-cell>
          <table:table-cell office:value-type="float" office:value="1.87983" calcext:value-type="float">
            <text:p>1.879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27599" calcext:value-type="float">
            <text:p>2.27599</text:p>
          </table:table-cell>
          <table:table-cell office:value-type="float" office:value="1.89263" calcext:value-type="float">
            <text:p>1.89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28737" calcext:value-type="float">
            <text:p>2.28737</text:p>
          </table:table-cell>
          <table:table-cell office:value-type="float" office:value="1.90639" calcext:value-type="float">
            <text:p>1.906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29156" calcext:value-type="float">
            <text:p>2.29156</text:p>
          </table:table-cell>
          <table:table-cell office:value-type="float" office:value="1.92142" calcext:value-type="float">
            <text:p>1.921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32476" calcext:value-type="float">
            <text:p>2.32476</text:p>
          </table:table-cell>
          <table:table-cell office:value-type="float" office:value="1.93668" calcext:value-type="float">
            <text:p>1.936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40115" calcext:value-type="float">
            <text:p>2.40115</text:p>
          </table:table-cell>
          <table:table-cell office:value-type="float" office:value="1.95246" calcext:value-type="float">
            <text:p>1.95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38328" calcext:value-type="float">
            <text:p>2.38328</text:p>
          </table:table-cell>
          <table:table-cell office:value-type="float" office:value="1.96888" calcext:value-type="float">
            <text:p>1.968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39349" calcext:value-type="float">
            <text:p>2.39349</text:p>
          </table:table-cell>
          <table:table-cell office:value-type="float" office:value="1.98584" calcext:value-type="float">
            <text:p>1.985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46919" calcext:value-type="float">
            <text:p>2.46919</text:p>
          </table:table-cell>
          <table:table-cell office:value-type="float" office:value="2.00403" calcext:value-type="float">
            <text:p>2.004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50766" calcext:value-type="float">
            <text:p>2.50766</text:p>
          </table:table-cell>
          <table:table-cell office:value-type="float" office:value="2.0232" calcext:value-type="float">
            <text:p>2.02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52029" calcext:value-type="float">
            <text:p>2.52029</text:p>
          </table:table-cell>
          <table:table-cell office:value-type="float" office:value="2.04461" calcext:value-type="float">
            <text:p>2.044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59181" calcext:value-type="float">
            <text:p>2.59181</text:p>
          </table:table-cell>
          <table:table-cell office:value-type="float" office:value="2.06574" calcext:value-type="float">
            <text:p>2.065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0.4129" calcext:value-type="float">
            <text:p>80.4129</text:p>
          </table:table-cell>
          <table:table-cell office:value-type="float" office:value="2.39902" calcext:value-type="float">
            <text:p>2.39902</text:p>
          </table:table-cell>
          <table:table-cell office:value-type="float" office:value="508.973" calcext:value-type="float">
            <text:p>508.973</text:p>
          </table:table-cell>
          <table:table-cell office:value-type="float" office:value="376.788" calcext:value-type="float">
            <text:p>376.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69759" calcext:value-type="float">
            <text:p>2.69759</text:p>
          </table:table-cell>
          <table:table-cell office:value-type="float" office:value="2.11336" calcext:value-type="float">
            <text:p>2.11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71964" calcext:value-type="float">
            <text:p>2.71964</text:p>
          </table:table-cell>
          <table:table-cell office:value-type="float" office:value="2.1404" calcext:value-type="float">
            <text:p>2.14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8425" calcext:value-type="float">
            <text:p>2.8425</text:p>
          </table:table-cell>
          <table:table-cell office:value-type="float" office:value="2.17023" calcext:value-type="float">
            <text:p>2.170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93409" calcext:value-type="float">
            <text:p>2.93409</text:p>
          </table:table-cell>
          <table:table-cell office:value-type="float" office:value="2.20338" calcext:value-type="float">
            <text:p>2.203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96075" calcext:value-type="float">
            <text:p>2.96075</text:p>
          </table:table-cell>
          <table:table-cell office:value-type="float" office:value="2.24092" calcext:value-type="float">
            <text:p>2.240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04181" calcext:value-type="float">
            <text:p>3.04181</text:p>
          </table:table-cell>
          <table:table-cell office:value-type="float" office:value="2.28355" calcext:value-type="float">
            <text:p>2.283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40593" calcext:value-type="float">
            <text:p>3.40593</text:p>
          </table:table-cell>
          <table:table-cell office:value-type="float" office:value="2.34216" calcext:value-type="float">
            <text:p>2.34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54718" calcext:value-type="float">
            <text:p>3.54718</text:p>
          </table:table-cell>
          <table:table-cell office:value-type="float" office:value="2.40048" calcext:value-type="float">
            <text:p>2.40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01093" calcext:value-type="float">
            <text:p>4.01093</text:p>
          </table:table-cell>
          <table:table-cell office:value-type="float" office:value="2.49681" calcext:value-type="float">
            <text:p>2.49681</text:p>
          </table:table-cell>
          <table:table-cell table:number-columns-repeated="2" office:value-type="float" office:value="56.1368" calcext:value-type="float">
            <text:p>56.1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76363" calcext:value-type="float">
            <text:p>4.76363</text:p>
          </table:table-cell>
          <table:table-cell office:value-type="float" office:value="2.63166" calcext:value-type="float">
            <text:p>2.631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7896" calcext:value-type="float">
            <text:p>8.7896</text:p>
          </table:table-cell>
          <table:table-cell office:value-type="float" office:value="2.95493" calcext:value-type="float">
            <text:p>2.954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90306" calcext:value-type="float">
            <text:p>5.90306</text:p>
          </table:table-cell>
          <table:table-cell office:value-type="float" office:value="2.64526" calcext:value-type="float">
            <text:p>2.645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24864" calcext:value-type="float">
            <text:p>7.24864</text:p>
          </table:table-cell>
          <table:table-cell office:value-type="float" office:value="2.47737" calcext:value-type="float">
            <text:p>2.477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06521" calcext:value-type="float">
            <text:p>3.06521</text:p>
          </table:table-cell>
          <table:table-cell office:value-type="float" office:value="2.26423" calcext:value-type="float">
            <text:p>2.264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22333" calcext:value-type="float">
            <text:p>3.22333</text:p>
          </table:table-cell>
          <table:table-cell office:value-type="float" office:value="2.30523" calcext:value-type="float">
            <text:p>2.305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35844" calcext:value-type="float">
            <text:p>3.35844</text:p>
          </table:table-cell>
          <table:table-cell office:value-type="float" office:value="2.34977" calcext:value-type="float">
            <text:p>2.349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51369" calcext:value-type="float">
            <text:p>3.51369</text:p>
          </table:table-cell>
          <table:table-cell office:value-type="float" office:value="2.40229" calcext:value-type="float">
            <text:p>2.402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66266" calcext:value-type="float">
            <text:p>3.66266</text:p>
          </table:table-cell>
          <table:table-cell office:value-type="float" office:value="2.46238" calcext:value-type="float">
            <text:p>2.46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96615" calcext:value-type="float">
            <text:p>3.96615</text:p>
          </table:table-cell>
          <table:table-cell office:value-type="float" office:value="2.50855" calcext:value-type="float">
            <text:p>2.508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47199" calcext:value-type="float">
            <text:p>4.47199</text:p>
          </table:table-cell>
          <table:table-cell office:value-type="float" office:value="2.57997" calcext:value-type="float">
            <text:p>2.579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19539" calcext:value-type="float">
            <text:p>5.19539</text:p>
          </table:table-cell>
          <table:table-cell office:value-type="float" office:value="2.7242" calcext:value-type="float">
            <text:p>2.7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3356" calcext:value-type="float">
            <text:p>6.83356</text:p>
          </table:table-cell>
          <table:table-cell office:value-type="float" office:value="3.04748" calcext:value-type="float">
            <text:p>3.047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.4233" calcext:value-type="float">
            <text:p>11.4233</text:p>
          </table:table-cell>
          <table:table-cell office:value-type="float" office:value="3.56908" calcext:value-type="float">
            <text:p>3.569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.6642" calcext:value-type="float">
            <text:p>11.6642</text:p>
          </table:table-cell>
          <table:table-cell office:value-type="float" office:value="3.1415" calcext:value-type="float">
            <text:p>3.14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79651" calcext:value-type="float">
            <text:p>9.79651</text:p>
          </table:table-cell>
          <table:table-cell office:value-type="float" office:value="3.20333" calcext:value-type="float">
            <text:p>3.203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64105" calcext:value-type="float">
            <text:p>9.64105</text:p>
          </table:table-cell>
          <table:table-cell office:value-type="float" office:value="2.80641" calcext:value-type="float">
            <text:p>2.806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74379" calcext:value-type="float">
            <text:p>2.74379</text:p>
          </table:table-cell>
          <table:table-cell office:value-type="float" office:value="2.06371" calcext:value-type="float">
            <text:p>2.063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8321" calcext:value-type="float">
            <text:p>2.8321</text:p>
          </table:table-cell>
          <table:table-cell office:value-type="float" office:value="2.0846" calcext:value-type="float">
            <text:p>2.08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83938" calcext:value-type="float">
            <text:p>2.83938</text:p>
          </table:table-cell>
          <table:table-cell office:value-type="float" office:value="2.11593" calcext:value-type="float">
            <text:p>2.11593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0:44:49.558767912</meta:creation-date>
    <dc:date>2023-04-09T10:46:37.645817864</dc:date>
    <meta:editing-duration>PT1M49S</meta:editing-duration>
    <meta:editing-cycles>1</meta:editing-cycles>
    <meta:document-statistic meta:table-count="1" meta:cell-count="2807" meta:object-count="0"/>
    <meta:generator>LibreOffice/7.3.7.2$Linux_X86_64 LibreOffice_project/30$Build-2</meta:generator>
  </office:meta>
</office:document-meta>
</file>